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_3c_speaker_3e_">
      <style:text-properties officeooo:paragraph-rsid="000a271b"/>
    </style:style>
    <style:style style:name="P2" style:family="paragraph" style:parent-style-name="_3c_l_3e_">
      <style:text-properties style:use-window-font-color="true" fo:background-color="transparent"/>
    </style:style>
    <style:style style:name="P3" style:family="paragraph" style:parent-style-name="_3c_l_3e_">
      <style:text-properties style:use-window-font-color="true" fo:background-color="transparent" style:font-size-complex="12pt"/>
    </style:style>
    <style:style style:name="P4" style:family="paragraph" style:parent-style-name="_3c_l_3e_">
      <style:text-properties style:use-window-font-color="true" officeooo:paragraph-rsid="001cca30" fo:background-color="transparent"/>
    </style:style>
    <style:style style:name="P5" style:family="paragraph" style:parent-style-name="_3c_l_3e_">
      <style:text-properties officeooo:paragraph-rsid="001cca30"/>
    </style:style>
    <style:style style:name="P6" style:family="paragraph" style:parent-style-name="_3c_l_3e_">
      <style:text-properties officeooo:paragraph-rsid="0020b223"/>
    </style:style>
    <style:style style:name="P7" style:family="paragraph" style:parent-style-name="_3c_term_3e_">
      <style:text-properties style:use-window-font-color="true" fo:language="en" fo:country="US" fo:background-color="transparent"/>
    </style:style>
    <style:style style:name="P8" style:family="paragraph" style:parent-style-name="_3c_term_3e_">
      <style:text-properties style:use-window-font-color="true" fo:background-color="transparent"/>
    </style:style>
    <style:style style:name="P9" style:family="paragraph" style:parent-style-name="Normal">
      <style:text-properties officeooo:paragraph-rsid="001d9e15"/>
    </style:style>
    <style:style style:name="P10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P11" style:family="paragraph" style:parent-style-name="Normal">
      <style:text-properties officeooo:paragraph-rsid="002f9792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background-color="transparent" loext:char-shading-value="0"/>
    </style:style>
    <style:style style:name="T3" style:family="text">
      <style:text-properties style:use-window-font-color="true" fo:background-color="transparent" loext:char-shading-value="0" style:font-size-complex="12pt"/>
    </style:style>
    <style:style style:name="T4" style:family="text">
      <style:text-properties style:use-window-font-color="true" officeooo:rsid="001cca30" fo:background-color="transparent" loext:char-shading-value="0" style:font-size-complex="12pt"/>
    </style:style>
    <style:style style:name="T5" style:family="text">
      <style:text-properties style:use-window-font-color="true" officeooo:rsid="001d9e15" fo:background-color="transparent" loext:char-shading-value="0" style:font-size-complex="12pt"/>
    </style:style>
    <style:style style:name="T6" style:family="text">
      <style:text-properties style:use-window-font-color="true" officeooo:rsid="001f9a30" fo:background-color="transparent" loext:char-shading-value="0" style:font-size-complex="12pt"/>
    </style:style>
    <style:style style:name="T7" style:family="text">
      <style:text-properties style:use-window-font-color="true" officeooo:rsid="002031f8" fo:background-color="transparent" loext:char-shading-value="0" style:font-size-complex="12pt"/>
    </style:style>
    <style:style style:name="T8" style:family="text">
      <style:text-properties style:use-window-font-color="true" fo:background-color="transparent" loext:char-shading-value="0" style:language-asian="fr" style:country-asian="FR"/>
    </style:style>
    <style:style style:name="T9" style:family="text">
      <style:text-properties style:use-window-font-color="true" officeooo:rsid="001cca30" fo:background-color="transparent" loext:char-shading-value="0"/>
    </style:style>
    <style:style style:name="T10" style:family="text">
      <style:text-properties style:use-window-font-color="true" officeooo:rsid="001d9e15" fo:background-color="transparent" loext:char-shading-value="0"/>
    </style:style>
    <style:style style:name="T11" style:family="text">
      <style:text-properties style:use-window-font-color="true" officeooo:rsid="001f9a30" fo:background-color="transparent" loext:char-shading-value="0"/>
    </style:style>
    <style:style style:name="T12" style:family="text">
      <style:text-properties style:use-window-font-color="true" fo:font-style="italic" fo:background-color="transparent" loext:char-shading-value="0" style:font-style-asian="italic" style:font-style-complex="italic"/>
    </style:style>
    <style:style style:name="T13" style:family="text">
      <style:text-properties style:use-window-font-color="true" style:text-position="super 67%" fo:background-color="transparent" loext:char-shading-value="0"/>
    </style:style>
    <style:style style:name="T14" style:family="text">
      <style:text-properties style:use-window-font-color="true" style:font-size-complex="12pt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cca30" fo:background-color="transparent" loext:char-shading-value="0"/>
    </style:style>
    <style:style style:name="T17" style:family="text">
      <style:text-properties officeooo:rsid="001d9e15" fo:background-color="transparent" loext:char-shading-value="0"/>
    </style:style>
    <style:style style:name="T18" style:family="text">
      <style:text-properties officeooo:rsid="00243232" fo:background-color="transparent" loext:char-shading-value="0"/>
    </style:style>
    <style:style style:name="T19" style:family="text">
      <style:text-properties officeooo:rsid="002576f4" fo:background-color="transparent" loext:char-shading-value="0"/>
    </style:style>
    <style:style style:name="T20" style:family="text">
      <style:text-properties officeooo:rsid="0020b223" fo:background-color="#ffff00" loext:char-shading-value="0" style:font-size-complex="12pt"/>
    </style:style>
    <style:style style:name="T21" style:family="text">
      <style:text-properties fo:background-color="#ffffff" loext:char-shading-value="0"/>
    </style:style>
    <style:style style:name="T22" style:family="text">
      <style:text-properties fo:color="#000000" fo:background-color="transparent" loext:char-shading-value="0"/>
    </style:style>
    <style:style style:name="T23" style:family="text">
      <style:text-properties officeooo:rsid="00260e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itre : Le recueil des hystoires des repeus franches</text:p>
      <text:p text:style-name="P7">author : Anonyme</text:p>
      <text:p text:style-name="P7">publisher : Sorbonne Université LABEX OBVIL</text:p>
      <text:p text:style-name="P7">issued : 2019</text:p>
      <text:p text:style-name="P7">idno : http://http://obvil.sorbonne-universite.site/corpus/faceties/cote_iii-f-019</text:p>
      <text:p text:style-name="P8">source : Anonyme, Le recueil des hystoires des repeus franches, Paris, Denis Meslier, 1490, Bibliothèque du château de Chantilly, Cabinet des livres, III-F-019.</text:p>
      <text:p text:style-name="P8">created : 1490</text:p>
      <text:p text:style-name="P8">langue : moyen-français</text:p>
      <text:p text:style-name="P8">lieu : [premier lieu où se passe la narration]</text:p>
      <text:p text:style-name="_3c_term_3e_"><text:span text:style-name="T2">lieu : [deuxième lieu </text:span><text:span text:style-name="Police_20_par_20_défaut"><text:span text:style-name="T12">etc</text:span></text:span><text:span text:style-name="T2">]</text:span></text:p>
      <text:p text:style-name="P8">personnage : [premier personnage, soit nom + fonction, soit nom, soit fonction (drapière, bourgeois, curé)]</text:p>
      <text:p text:style-name="_3c_term_3e_"><text:span text:style-name="T2">personnage : [deuxième personnage, </text:span><text:span text:style-name="Police_20_par_20_défaut"><text:span text:style-name="T12">etc.</text:span></text:span><text:span text:style-name="T2">]</text:span></text:p>
      <text:p text:style-name="Normal">&lt;front&gt;</text:p>
      <text:p text:style-name="P9"><text:span text:style-name="_3c_pb_3e_"><text:span text:style-name="T15">[pb n= f. a1r facs=faceties_001-III-F-019/Cote_III-F-019_Page</text:span></text:span><text:span text:style-name="_3c_pb_3e_"><text:span text:style-name="T17">1</text:span></text:span><text:span text:style-name="_3c_pb_3e_"><text:span text:style-name="T15">_Image1.jpg]</text:span></text:span></text:p>
      <text:p text:style-name="front_5f_main">Le recueil des hystoires des repeus franches</text:p>
      <text:p text:style-name="_3c_figure_3e_">&lt;ATTimage&gt;</text:p>
      <text:p text:style-name="P11"><text:span text:style-name="_3c_pb_3e_"><text:span text:style-name="T15">[pb n= f. a1</text:span></text:span><text:span text:style-name="_3c_pb_3e_"><text:span text:style-name="T17">v</text:span></text:span><text:span text:style-name="_3c_pb_3e_"><text:span text:style-name="T15"> facs=faceties_001-III-F-019/Cote_III-F-019_Page</text:span></text:span><text:span text:style-name="_3c_pb_3e_"><text:span text:style-name="T17">2</text:span></text:span><text:span text:style-name="_3c_pb_3e_"><text:span text:style-name="T15">_Image1.jpg]</text:span></text:span></text:p>
      <text:p text:style-name="Normal">&lt;/front&gt;</text:p>
      <text:p text:style-name="titre1"><text:span text:style-name="T2">Le recueil </text:span><text:span text:style-name="Police_20_par_20_défaut"><text:span text:style-name="T8">(et)</text:span></text:span><text:span text:style-name="T2"> hystoires des repeus frãche</text:span></text:p>
      <text:p text:style-name="P2">Uous qui serches les repeues franches</text:p>
      <text:p text:style-name="P2">Et tant iours ouuriers que dimenches</text:p>
      <text:p text:style-name="P2">Naues pas plante de monnoye</text:p>
      <text:p text:style-name="P2">Affin que chascun de vous oye.</text:p>
      <text:p text:style-name="P2">Comme len les peut recouurer</text:p>
      <text:p text:style-name="P2">Uueilles vous au sermõ trouuer</text:p>
      <text:p text:style-name="P2">Qui est escript dedens ce liure</text:p>
      <text:p text:style-name="P2">Mettes tous peine de le luyre</text:p>
      <text:p text:style-name="P2">Entre vous ieunes perrucatz</text:p>
      <text:p text:style-name="P2">procureurs nouueaulx aduocatz</text:p>
      <text:p text:style-name="P2">Aprenans aulx despens daultruy</text:p>
      <text:p text:style-name="P2">venes y tost sans nul estry</text:p>
      <text:p text:style-name="P2">clers de praticque diligens</text:p>
      <text:p text:style-name="P2">qui congnoisses si bien vos gens</text:p>
      <text:p text:style-name="P2">sergens a pie et a cheual</text:p>
      <text:p text:style-name="P2">venez y damont et daual</text:p>
      <text:p text:style-name="P2">Les hoirs de deffung pathelin</text:p>
      <text:p text:style-name="P2">qui saues iargon iobelin</text:p>
      <text:p text:style-name="P2">Cappitaine du pont abailon</text:p>
      <text:p text:style-name="P2">Tous les subgetz francoys villon</text:p>
      <text:p text:style-name="P2">Soyes a ce coup resueilles</text:p>
      <text:p text:style-name="P2">Pas ne deues estre oublies</text:p>
      <text:p text:style-name="P2">Tous gallans a pourpoings sãs mãches</text:p>
      <text:p text:style-name="P2"><text:soft-page-break/>qui ont besoing des repeues franches</text:p>
      <text:p text:style-name="P2">et tous ceulx tant yuer queste</text:p>
      <text:p text:style-name="P2">qui en ont grande necessite</text:p>
      <text:p text:style-name="P2">Uenes vous aprendres comment</text:p>
      <text:p text:style-name="P2">Les maistres ancieunement</text:p>
      <text:p text:style-name="P2">Sauoient tous les tours de ce faire</text:p>
      <text:p text:style-name="P2">Messire chacun poic de nayre</text:p>
      <text:p text:style-name="P2">Qui des liures soit les vsages</text:p>
      <text:p text:style-name="P2">En veult luyre tous les passages</text:p>
      <text:p text:style-name="P2">De celluy est pris appetis</text:p>
      <text:p text:style-name="P2">Uenes y donc grans et petis</text:p>
      <text:p text:style-name="P2">Car de la science sauoir</text:p>
      <text:p text:style-name="P2">Vous ne pourres que mieulx valoir</text:p>
      <text:p text:style-name="_3c_l_3e_"><text:span text:style-name="_3c_pb_3e_"><text:span text:style-name="T2">[pb n= f. a</text:span></text:span><text:span text:style-name="_3c_pb_3e_"><text:span text:style-name="T10">2r</text:span></text:span><text:span text:style-name="_3c_pb_3e_"><text:span text:style-name="T2"> facs=faceties_001-III-F-019/Cote_III-F-019_Page</text:span></text:span><text:span text:style-name="_3c_pb_3e_"><text:span text:style-name="T10">3</text:span></text:span><text:span text:style-name="_3c_pb_3e_"><text:span text:style-name="T2">_Image1.jpg]</text:span></text:span></text:p>
      <text:p text:style-name="P2">Venes y cheuaucheurs descuyrie</text:p>
      <text:p text:style-name="P2">Seruiteurs de grant seigneurie</text:p>
      <text:p text:style-name="P2">Venes y sans dillaction</text:p>
      <text:p text:style-name="P2">Tous gens sotz toutes sottes</text:p>
      <text:p text:style-name="P2">Venez y bigotz et bigottes</text:p>
      <text:p text:style-name="P2">Venez y toutes truppellines</text:p>
      <text:p text:style-name="P2">Cordeliers et iacoppines</text:p>
      <text:p text:style-name="P2">Venes aussy toutes prestresses</text:p>
      <text:p text:style-name="P2">Qui scaues pieca les adresses</text:p>
      <text:p text:style-name="P2">Des presbitaires hault et bas</text:p>
      <text:p text:style-name="P2">Gardes que vous ny failliez pas</text:p>
      <text:p text:style-name="P2">Venes y gorrieres et gorries</text:p>
      <text:p text:style-name="P2">Qui faictes si bien les manieres</text:p>
      <text:p text:style-name="P2">Que cest vne chose terrible</text:p>
      <text:p text:style-name="P2">Pour bien faire tout le possible</text:p>
      <text:p text:style-name="P2">Toutes manieres de farceurs</text:p>
      <text:p text:style-name="P2">Anciens et ieunes mocqueurs</text:p>
      <text:p text:style-name="P2">Venes y tous vrays macquereaulx</text:p>
      <text:p text:style-name="P2">De tous estas vilz et nouueaulx</text:p>
      <text:p text:style-name="P2">Uenes y toutes macquerelles</text:p>
      <text:p text:style-name="P2">Qui par voz subtilles querelles</text:p>
      <text:p text:style-name="P2">Auez tousiours en vos maisons</text:p>
      <text:p text:style-name="P2">Pour auoyr en toutes saisons</text:p>
      <text:p text:style-name="P2">Tant aux iours ouuriers que dimenches</text:p>
      <text:p text:style-name="P2">souuent les bonnes repeues franches</text:p>
      <text:p text:style-name="P2">Uenez y tous bons pardonneurs</text:p>
      <text:p text:style-name="P2">Qui scauez faire les honneurs</text:p>
      <text:p text:style-name="P2">Aux villages de bons pastes</text:p>
      <text:p text:style-name="P2">Auecques ses gras curates</text:p>
      <text:p text:style-name="P2">Qui ayment bien vostre venue</text:p>
      <text:p text:style-name="P2">Pour auoir la franche repeue</text:p>
      <text:p text:style-name="P2">Affin que chascũ deux en orte</text:p>
      <text:p text:style-name="P2">Les paroissiens quon aporte</text:p>
      <text:p text:style-name="P2">Des biens aux pardons de ce lieu</text:p>
      <text:p text:style-name="P2">Et quon face du bien pour dieu</text:p>
      <text:p text:style-name="P2">Tant que le pardonneur sen aille</text:p>
      <text:p text:style-name="P2"><text:soft-page-break/>Le cure ne despendra maille</text:p>
      <text:p text:style-name="P2">Et aura maistre iehan lorens</text:p>
      <text:p text:style-name="_3c_l_3e_"><text:span text:style-name="_3c_pb_3e_"><text:span text:style-name="T2">[pb n= f. a2</text:span></text:span><text:span text:style-name="_3c_pb_3e_"><text:span text:style-name="T10">v</text:span></text:span><text:span text:style-name="_3c_pb_3e_"><text:span text:style-name="T2"> facs=faceties_001-III-F-019/Cote_III-F-019_Page</text:span></text:span><text:span text:style-name="_3c_pb_3e_"><text:span text:style-name="T9">4</text:span></text:span><text:span text:style-name="_3c_pb_3e_"><text:span text:style-name="T2">_Image1.jpg]</text:span></text:span></text:p>
      <text:p text:style-name="P2">fermement payant les despens</text:p>
      <text:p text:style-name="P2">et quarte de vin simplement</text:p>
      <text:p text:style-name="P2">au cure a son partement</text:p>
      <text:p text:style-name="P2">De tout estat soit bas ou hault</text:p>
      <text:p text:style-name="P2">Venez y qui ny ait deffault</text:p>
      <text:p text:style-name="P2">Venez y varletz chamberieres</text:p>
      <text:p text:style-name="P2">Qui scauez si bien les manieres</text:p>
      <text:p text:style-name="P2">en disant mainte bonne baue</text:p>
      <text:p text:style-name="P2">Dauoir du meilleur de la caue</text:p>
      <text:p text:style-name="P2">et puis ioyeusement preschez</text:p>
      <text:p text:style-name="P2">Apres que voz gens sont couchez</text:p>
      <text:p text:style-name="P2">Ceulx qui serchent banquetz ou feste</text:p>
      <text:p text:style-name="P2">Pour dire quelque chansonnette</text:p>
      <text:p text:style-name="P2">Affin daraper la repeue.</text:p>
      <text:p text:style-name="P2">Que chascun de vous se remue</text:p>
      <text:p text:style-name="P2">Dy venir bien legierement.</text:p>
      <text:p text:style-name="P2">Et vous pourres ouyr comment</text:p>
      <text:p text:style-name="P2">Vng grant tas de bonnes commeres</text:p>
      <text:p text:style-name="P2">Soyuent bien trouuer manieres</text:p>
      <text:p text:style-name="P2">De faire leurs maris coqus.</text:p>
      <text:p text:style-name="P2">Venez y et natendes plus</text:p>
      <text:p text:style-name="P2">Entre vous prestres sans seiour</text:p>
      <text:p text:style-name="P2">Qui dites deux messes pour iour</text:p>
      <text:p text:style-name="P2">A saint innocent ou ailleurs</text:p>
      <text:p text:style-name="P2">Uenez pour sauoir plusieurs</text:p>
      <text:p text:style-name="P2">Des passages et des adresses</text:p>
      <text:p text:style-name="P2">De maintes petites finesses</text:p>
      <text:p text:style-name="P2">Que len fait tout facilement</text:p>
      <text:p text:style-name="P2">En maint lieu la frãche repeue</text:p>
      <text:p text:style-name="P2">Qui ne doibt a nul estre tenue</text:p>
      <text:p text:style-name="P2">Par tel cy qui veue ne laura</text:p>
      <text:p text:style-name="P2">Payera a celluy qui fera</text:p>
      <text:p text:style-name="P2">De ceste repeue le present</text:p>
      <text:p text:style-name="P2">De lescot sen ira exent</text:p>
      <text:p text:style-name="P2">Moyennant qui monstre ce liure</text:p>
      <text:p text:style-name="P2">Par ce moyen sera deliure</text:p>
      <text:p text:style-name="P2">En lieu ou naura este veu</text:p>
      <text:p text:style-name="P2">Il sera franchement repeu</text:p>
      <text:p text:style-name="_3c_l_3e_"><text:span text:style-name="_3c_pb_3e_"><text:span text:style-name="T2">[pb n= f. a</text:span></text:span><text:span text:style-name="_3c_pb_3e_"><text:span text:style-name="T10">3r</text:span></text:span><text:span text:style-name="_3c_pb_3e_"><text:span text:style-name="T2"> facs=faceties_001-III-F-019/Cote_III-F-019_Page</text:span></text:span><text:span text:style-name="_3c_pb_3e_"><text:span text:style-name="T9">5</text:span></text:span><text:span text:style-name="_3c_pb_3e_"><text:span text:style-name="T2">_Image1.jpg]</text:span></text:span></text:p>
      <text:p text:style-name="P2">Ainsi quon orra plus a plain</text:p>
      <text:p text:style-name="_3c_l_3e_">Qui de lentendement prendra soing</text:p>
      <text:p text:style-name="P1">Lacteur</text:p>
      <text:p text:style-name="P2">Quant ie ouy ce present mandemẽt</text:p>
      <text:p text:style-name="P2">Quon semonnoit venir a lacteur</text:p>
      <text:p text:style-name="P2">Lesdessusdit ie pensay fermemẽt</text:p>
      <text:p text:style-name="P2">De my trouuer (et) en pris lauẽture</text:p>
      <text:p text:style-name="P2"><text:soft-page-break/>Comme celluy de droite nature</text:p>
      <text:p text:style-name="P2">vouloit de ce faire narrassion</text:p>
      <text:p text:style-name="P2">A telle fin quil en fust menciõ</text:p>
      <text:p text:style-name="P2">A vng chascun pour le tẽps auenir</text:p>
      <text:p text:style-name="P2">Qui se actẽdẽt ont intẽciõ</text:p>
      <text:p text:style-name="P2">Que les repeues les vendrõt secourir</text:p>
      <text:p text:style-name="P2">£</text:p>
      <text:p text:style-name="P2">Mais se secours est dãciẽnement</text:p>
      <text:p text:style-name="P3">Tout le repas de chetif par droiture</text:p>
      <text:p text:style-name="P3">Par quoy aucuns qui ont entẽdement</text:p>
      <text:p text:style-name="P3">Les trouuẽt biẽ aultres nen ont cure</text:p>
      <text:p text:style-name="P3">Et ne serchẽt tant que largent leur dure</text:p>
      <text:p text:style-name="P3">Mais font du leur si grant destrution</text:p>
      <text:p text:style-name="P3">Quilz en entrent en la subiectiõ</text:p>
      <text:p text:style-name="_3c_l_3e_"><text:span text:style-name="Police_20_par_20_défaut"><text:span text:style-name="T3">De faire aux dens larquemye sãs faillir.</text:span></text:span></text:p>
      <text:p text:style-name="P3">En attẽdãt pour tout production</text:p>
      <text:p text:style-name="P3">Que les repeues les viẽdront secourir</text:p>
      <text:p text:style-name="P2">£</text:p>
      <text:p text:style-name="P2">Ien ay congneu qui largement</text:p>
      <text:p text:style-name="_3c_l_3e_"><text:span text:style-name="T2">Donnoyent ato</text:span><text:span text:style-name="Police_20_par_20_défaut"><text:span text:style-name="T13">9</text:span></text:span><text:span text:style-name="T2"> repeues oultre mesure</text:span></text:p>
      <text:p text:style-name="P2">Qui de puys ont ↄtinuellemẽt</text:p>
      <text:p text:style-name="P2">S<text:span text:style-name="typo_5f_orig"> </text:span><text:span text:style-name="typo_5f_reg">e</text:span>ruy le pont a billon par droicture</text:p>
      <text:p text:style-name="P2">Dont la facon a este a maint dure</text:p>
      <text:p text:style-name="P2">En leur grant dueil (et) tribulacion</text:p>
      <text:p text:style-name="P2">Mais lors nauoit nulle remission</text:p>
      <text:p text:style-name="P2">Combiẽ q̃ ce leur fist le cueur fremir</text:p>
      <text:p text:style-name="P2">Il nattẽdoint autre sucession</text:p>
      <text:p text:style-name="P2">Que les repeues les viẽdrõt secourir</text:p>
      <text:p text:style-name="P2">£</text:p>
      <text:p text:style-name="_3c_l_3e_"><text:span text:style-name="Police_20_par_20_défaut"><text:span text:style-name="T3">Prince pource que ne me puis tenir</text:span></text:span></text:p>
      <text:p text:style-name="P2">Que de telz faitz ne face mencion</text:p>
      <text:p text:style-name="P2">Puys q̃ a mõ tẽps les ay veu auenir</text:p>
      <text:p text:style-name="_3c_l_3e_"><text:span text:style-name="_3c_pb_3e_"><text:span text:style-name="T2">[pb n= f. a3</text:span></text:span><text:span text:style-name="_3c_pb_3e_"><text:span text:style-name="T10">v</text:span></text:span><text:span text:style-name="_3c_pb_3e_"><text:span text:style-name="T2"> facs=faceties_001-III-F-019/Cote_III-F-019_Page</text:span></text:span><text:span text:style-name="_3c_pb_3e_"><text:span text:style-name="T9">6</text:span></text:span><text:span text:style-name="_3c_pb_3e_"><text:span text:style-name="T2">_Image1.jpg]</text:span></text:span></text:p>
      <text:p text:style-name="P2">Ien veuil faire quelq̃ narrassiõ</text:p>
      <text:p text:style-name="P2">Et en escripre soubz la correction</text:p>
      <text:p text:style-name="P2">Des escoutãs affin den souuenir</text:p>
      <text:p text:style-name="P2">Ceste presente nouuelle inuẽciõ</text:p>
      <text:p text:style-name="P2">Que les repeues les viẽdrõt secourir</text:p>
      <text:p text:style-name="titre1">La balade des<text:line-break/>escoutans</text:p>
      <text:p text:style-name="_3c_l_3e_"><text:span text:style-name="Police_20_par_20_défaut"><text:span text:style-name="T3">Qui en a il est bien venu.</text:span></text:span></text:p>
      <text:p text:style-name="P2">Qui nen a point len nen tient conte</text:p>
      <text:p text:style-name="P2">Celluy qui en a est congneu</text:p>
      <text:p text:style-name="P2">Et cil qui na rien vit a honte</text:p>
      <text:p text:style-name="P2">Et qui paye len lessausse (et) monte</text:p>
      <text:p text:style-name="P2">Iusques au tiers ciel pour en pester</text:p>
      <text:p text:style-name="P2">Son honneur tout autre surmonte</text:p>
      <text:p text:style-name="P2">Par force de bien caquester</text:p>
      <text:p text:style-name="P2">£</text:p>
      <text:p text:style-name="P2"><text:soft-page-break/>Quant entendismes les estatz</text:p>
      <text:p text:style-name="P2">De telz dissimulations</text:p>
      <text:p text:style-name="P2">Congnoissans les haulx et les bas</text:p>
      <text:p text:style-name="P2">Pour tous abreuiations</text:p>
      <text:p text:style-name="P2">Nous vnismes sans sõmassions</text:p>
      <text:p text:style-name="P2">Aux champs par boys et par larris</text:p>
      <text:p text:style-name="P2">Pour congnoistre les fictions</text:p>
      <text:p text:style-name="P2">Qui se font souuent a paris</text:p>
      <text:p text:style-name="P2">Pour ce que chascun maintenoit</text:p>
      <text:p text:style-name="P2">Que cestoit la ville du monde</text:p>
      <text:p text:style-name="P2">Qui plus de peuple soustenoit</text:p>
      <text:p text:style-name="P2">Et ou maint estrangier abonde</text:p>
      <text:p text:style-name="P2">Pour la grant science parfonde</text:p>
      <text:p text:style-name="P2">Renommee en icelle ville</text:p>
      <text:p text:style-name="P2">Ie partis et veulx quon me tendre</text:p>
      <text:p text:style-name="P2">Sa lentree auois croix ne ylle</text:p>
      <text:p text:style-name="P2">£</text:p>
      <text:p text:style-name="P2">Il estoit temps de ce coucher</text:p>
      <text:p text:style-name="P2">Et ne scauoye ou heberger</text:p>
      <text:p text:style-name="P2">Dun logis me vins aprocher</text:p>
      <text:p text:style-name="P2">Sauoir son my vouldroit loger</text:p>
      <text:p text:style-name="P2">En disant « aues vous a menger »</text:p>
      <text:p text:style-name="P2">Loste me respons « sy ay » :</text:p>
      <text:p text:style-name="P4"><text:span text:style-name="_3c_pb_3e_"><text:span text:style-name="T15">[pb n= f. a</text:span></text:span><text:span text:style-name="_3c_pb_3e_"><text:span text:style-name="T17">4r</text:span></text:span><text:span text:style-name="_3c_pb_3e_"><text:span text:style-name="T15"> facs=faceties_001-III-F-019/Cote_III-F-019_Page</text:span></text:span><text:span text:style-name="_3c_pb_3e_"><text:span text:style-name="T16">7</text:span></text:span><text:span text:style-name="_3c_pb_3e_"><text:span text:style-name="T15">_Image1.jpg]</text:span></text:span></text:p>
      <text:p text:style-name="P2">Lors luy priay pour abreger</text:p>
      <text:p text:style-name="P2">« Apportes le dont deuant moy »</text:p>
      <text:p text:style-name="P2">£</text:p>
      <text:p text:style-name="P2">Ie fus seruy passablement</text:p>
      <text:p text:style-name="P2">Selon mon estat et ma sorte</text:p>
      <text:p text:style-name="P2">En pensant a parmoy comment</text:p>
      <text:p text:style-name="P2">Ie cheuiroye auecques loste</text:p>
      <text:p text:style-name="P2">Ie me aduise que soubz ma coste</text:p>
      <text:p text:style-name="P2">Auoit vne espee qui bien trenche.</text:p>
      <text:p text:style-name="P2">Ie la lerray quon ne me loste</text:p>
      <text:p text:style-name="P2">En gaige de la repeue franche</text:p>
      <text:p text:style-name="P2">£</text:p>
      <text:p text:style-name="P2">Lespee estoit toute dacier</text:p>
      <text:p text:style-name="P2">Il ne sẽ failloit que le fer</text:p>
      <text:p text:style-name="P2">Mais loste la me fist machier</text:p>
      <text:p text:style-name="P2">Fourreau (et) tout sans fricasser</text:p>
      <text:p text:style-name="P2">Puis apres me conuier penser</text:p>
      <text:p text:style-name="P2">De repaistre se fain auoye</text:p>
      <text:p text:style-name="P2">Rien ny eut valu le tenser</text:p>
      <text:p text:style-name="P2">De leans party sans monnoye</text:p>
      <text:p text:style-name="P2">£</text:p>
      <text:p text:style-name="_3c_speaker_3e_">Lacteur</text:p>
      <text:p text:style-name="_3c_l_3e_"><text:span text:style-name="Police_20_par_20_défaut">Lẽdemain maloye enquerant</text:span></text:p>
      <text:p text:style-name="P2">Pour rencontrer martin garant</text:p>
      <text:p text:style-name="P2">Droit en la salle du pallais</text:p>
      <text:p text:style-name="P2"><text:soft-page-break/>Rẽcontray pour mõ p̃mier mais</text:p>
      <text:p text:style-name="P2">Tout droit soubz la premiere porte</text:p>
      <text:p text:style-name="P2">Plusieurs mygnõs destrãge sorte</text:p>
      <text:p text:style-name="P2">Qui sẽbloient bien a leur habit</text:p>
      <text:p text:style-name="P2">Quilz fussent gens de grant acquit</text:p>
      <text:p text:style-name="P2">Lors vins pour entrer en la salle</text:p>
      <text:p text:style-name="P2">Lan y monte lautre deualle</text:p>
      <text:p text:style-name="P2">La me pourmenay de par dieu</text:p>
      <text:p text:style-name="P2">Regardant lestat de ce lieu</text:p>
      <text:p text:style-name="P2">Et quant ie leuz bien regardee</text:p>
      <text:p text:style-name="_3c_l_3e_"><text:span text:style-name="T2">Tant plus la vois (et) mie</text:span><text:span text:style-name="typo_5f_orig"><text:span text:style-name="T1">lu</text:span></text:span><text:span text:style-name="typo_5f_reg"><text:span text:style-name="T1">ul</text:span></text:span><text:span text:style-name="T2">x magree</text:span></text:p>
      <text:p text:style-name="P2">Ie vis la tant de mirelificques</text:p>
      <text:p text:style-name="P2">Tant damecons (et) tant dafficques</text:p>
      <text:p text:style-name="_3c_l_3e_"><text:span text:style-name="_3c_pb_3e_"><text:span text:style-name="T2">[pb n= f. a4</text:span></text:span><text:span text:style-name="_3c_pb_3e_"><text:span text:style-name="T10">v</text:span></text:span><text:span text:style-name="_3c_pb_3e_"><text:span text:style-name="T2"> facs=faceties_001-III-F-019/Cote_III-F-019_Page</text:span></text:span><text:span text:style-name="_3c_pb_3e_"><text:span text:style-name="T9">8</text:span></text:span><text:span text:style-name="_3c_pb_3e_"><text:span text:style-name="T2">_Image1.jpg]</text:span></text:span></text:p>
      <text:p text:style-name="P2">Pour atraper les plus huppez</text:p>
      <text:p text:style-name="P2">Les plus rouges y sont happez</text:p>
      <text:p text:style-name="P2">A lun conuiẽt vẽdre sa terre</text:p>
      <text:p text:style-name="P2">Maint sans santir la se desterre</text:p>
      <text:p text:style-name="P2">Partie ou peu en demourra</text:p>
      <text:p text:style-name="P2">De tout ce que vaillant aura</text:p>
      <text:p text:style-name="P2">Cuidant destruyre son voisin</text:p>
      <text:p text:style-name="P2">De poitu ou de lymosin</text:p>
      <text:p text:style-name="P2">Ou de quelque aultre nassion</text:p>
      <text:p text:style-name="P2">Mainct en est a destruction</text:p>
      <text:p text:style-name="P2">Et fault ains partir de leans</text:p>
      <text:p text:style-name="P2">Quilz facent larquemie aux dẽs</text:p>
      <text:p text:style-name="P2">Ou ẽprunter qui a credit</text:p>
      <text:p text:style-name="P2">Tout ainsi q̃ deuãt iay dit</text:p>
      <text:p text:style-name="P2">Quant leur argẽt fort sappetisse</text:p>
      <text:p text:style-name="P2">Lors leur est la repeue propice</text:p>
      <text:p text:style-name="P2">Et le sergẽt plus nẽ doubtez</text:p>
      <text:p text:style-name="P2">Hault (et) bas (et) de tous costes</text:p>
      <text:p text:style-name="P2">Comme on verra par demonstrances</text:p>
      <text:p text:style-name="P2">En ce traicte des repeues franches</text:p>
      <text:p text:style-name="P2">Et quant au regart de plusieurs</text:p>
      <text:p text:style-name="P2">Autres repeuez assez escriptez</text:p>
      <text:p text:style-name="P2">Affin quon prẽgne les meilleurs</text:p>
      <text:p text:style-name="P2">En lisant grandes ou petites</text:p>
      <text:p text:style-name="P2">Uous orrez mains moyẽs licites</text:p>
      <text:p text:style-name="P2">Comment il ont este happez</text:p>
      <text:p text:style-name="P2">Hault (et) bas par bonnes conduictes</text:p>
      <text:p text:style-name="P2">De ceulx qui les ont attrappez</text:p>
      <text:p text:style-name="titre1">La repeue de villon<text:line-break/>et de ses compaignons</text:p>
      <text:p text:style-name="_3c_l_3e_"><text:span text:style-name="Police_20_par_20_défaut"><text:span text:style-name="T3">« Qui na or ny argent ne gaige</text:span></text:span></text:p>
      <text:p text:style-name="P2">Comment peult il faire grant chiere</text:p>
      <text:p text:style-name="P2">Il fault quil viue dauantaige</text:p>
      <text:p text:style-name="P2">La facon est coustumiere</text:p>
      <text:p text:style-name="P2">Saurion nous trouuer maniere</text:p>
      <text:p text:style-name="P2"><text:soft-page-break/>De tromper quelcun pour repaistre</text:p>
      <text:p text:style-name="P2">Qui le fera sera son maistre »</text:p>
      <text:p text:style-name="P2">Ainsi parloyent les compaignons</text:p>
      <text:p text:style-name="_3c_l_3e_"><text:span text:style-name="_3c_pb_3e_"><text:span text:style-name="T2">[pb n= f. a</text:span></text:span><text:span text:style-name="_3c_pb_3e_"><text:span text:style-name="T10">5r</text:span></text:span><text:span text:style-name="_3c_pb_3e_"><text:span text:style-name="T2"> facs=faceties_001-III-F-019/Cote_III-F-019_Page</text:span></text:span><text:span text:style-name="_3c_pb_3e_"><text:span text:style-name="T9">9</text:span></text:span><text:span text:style-name="_3c_pb_3e_"><text:span text:style-name="T2">_Image1.jpg]</text:span></text:span></text:p>
      <text:p text:style-name="P2">Du bon maistre francoys villon</text:p>
      <text:p text:style-name="P2">Qui nauoient vaillant deux oygnons</text:p>
      <text:p text:style-name="P2">Tente tapis ne pauillon</text:p>
      <text:p text:style-name="P2">Il leur dist « ne nous soucion</text:p>
      <text:p text:style-name="P2">Car auiourduy sans nul deffault</text:p>
      <text:p text:style-name="P2">Pain vin viande a grant foyson</text:p>
      <text:p text:style-name="P2">Aurez auec du rost tout chault »</text:p>
      <text:p text:style-name="titre2"><text:span text:style-name="Police_20_par_20_défaut">La maniere da/<text:line-break/>uoir du poysson</text:span></text:p>
      <text:p text:style-name="_3c_l_3e_"><text:span text:style-name="Police_20_par_20_défaut"><text:span text:style-name="T3">(D) Adoncques il leur demanda</text:span></text:span></text:p>
      <text:p text:style-name="P2">Quelz viandes vouloyent macher</text:p>
      <text:p text:style-name="P2">Lun de bon poisson souhaita</text:p>
      <text:p text:style-name="P2">lautre demanda de la cher</text:p>
      <text:p text:style-name="P2">Maistre francoys ce bon archer</text:p>
      <text:p text:style-name="P2">Leur dist « ne vous souciez</text:p>
      <text:p text:style-name="P2">Il vous fault vos pourpoins lacher</text:p>
      <text:p text:style-name="P2">Car nous aurons viandes assez »</text:p>
      <text:p text:style-name="P2">£</text:p>
      <text:p text:style-name="P2">Lors partit de ses compaignons</text:p>
      <text:p text:style-name="P2">Et vint a la poissonnerie</text:p>
      <text:p text:style-name="P2">Et les laissa de la les pons</text:p>
      <text:p text:style-name="P2">Quasi plains de merencolie</text:p>
      <text:p text:style-name="P2">Il marchanda a cherette</text:p>
      <text:p text:style-name="P2">Vng panier tout plain de poisson</text:p>
      <text:p text:style-name="P2">Et sembloit ie vous certifie.</text:p>
      <text:p text:style-name="P2">Quil fust homme de frant facon</text:p>
      <text:p text:style-name="P2">£</text:p>
      <text:p text:style-name="P2">Maistre francoys fut diligent</text:p>
      <text:p text:style-name="P2">Dachetter non pas de payer</text:p>
      <text:p text:style-name="P2">Et dist quil bailleroit largent</text:p>
      <text:p text:style-name="P2">Tout comptant au porte panier</text:p>
      <text:p text:style-name="P2">Ilz partent sans plus plaidier</text:p>
      <text:p text:style-name="P2">Et passerent par nostre dame</text:p>
      <text:p text:style-name="P2">La ou il vit le penancier</text:p>
      <text:p text:style-name="P2">Qui confessoit ou homme ou femme</text:p>
      <text:p text:style-name="P2">£</text:p>
      <text:p text:style-name="P2">Quant il le vit a peu de plet</text:p>
      <text:p text:style-name="P2">Il luy dist « monseigneur ie vous prie</text:p>
      <text:p text:style-name="_3c_l_3e_"><text:span text:style-name="_3c_pb_3e_"><text:span text:style-name="T2">[pb n= f. a5</text:span></text:span><text:span text:style-name="_3c_pb_3e_"><text:span text:style-name="T10">v</text:span></text:span><text:span text:style-name="_3c_pb_3e_"><text:span text:style-name="T2"> facs=faceties_001-III-F-019/Cote_III-F-019_Page</text:span></text:span><text:span text:style-name="_3c_pb_3e_"><text:span text:style-name="T9">10</text:span></text:span><text:span text:style-name="_3c_pb_3e_"><text:span text:style-name="T2">_Image1.jpg]</text:span></text:span></text:p>
      <text:p text:style-name="P2">Que vous despechez sil vous plaist</text:p>
      <text:p text:style-name="P2">Mon nepueu car ie vous affie</text:p>
      <text:p text:style-name="P2">Quil est en si grant reuerie</text:p>
      <text:p text:style-name="P2">vers dieu il est fort negligent</text:p>
      <text:p text:style-name="P2">Il est en telle meroncolie</text:p>
      <text:p text:style-name="P2">Quil ne parle riens que dargent »</text:p>
      <text:p text:style-name="P2"><text:soft-page-break/>£</text:p>
      <text:p text:style-name="P2"><text:span text:style-name="T21">« vrayement </text:span><text:span text:style-name="_3c_exquote_3e_"><text:span text:style-name="T18">(</text:span></text:span><text:span text:style-name="T21">se dist le penancier</text:span><text:span text:style-name="_3c_exquote_3e_"><text:span text:style-name="T18">)</text:span></text:span></text:p>
      <text:p text:style-name="P2">Tresvoulentiers on le fera »</text:p>
      <text:p text:style-name="P2">Maistre francoys print le panier</text:p>
      <text:p text:style-name="P2">Et dist « mon amy venes ca</text:p>
      <text:p text:style-name="P2">vela qui vous despechera</text:p>
      <text:p text:style-name="P2">Incontinent quil aura fait »</text:p>
      <text:p text:style-name="P2">Adonc maistre francoys sen va</text:p>
      <text:p text:style-name="P2">A tout le panier en effect</text:p>
      <text:p text:style-name="P2">£</text:p>
      <text:p text:style-name="P2">Quant le penancier eust parfait</text:p>
      <text:p text:style-name="P2">De confesser la creature</text:p>
      <text:p text:style-name="P2">Saigne denier par dit et fait</text:p>
      <text:p text:style-name="P2">Acourut vers luy bonne aleure</text:p>
      <text:p text:style-name="P2">Disant « monseigneur ie vous asseure</text:p>
      <text:p text:style-name="P2">Sil vous plaisoit prendre loysir</text:p>
      <text:p text:style-name="P2">De me despecher a ceste heure</text:p>
      <text:p text:style-name="P2">vous me feries grant plaisir »</text:p>
      <text:p text:style-name="P2">£</text:p>
      <text:p text:style-name="P2">« Je le vueil bien en verite</text:p>
      <text:p text:style-name="P2">Dist le penancier par ma foy</text:p>
      <text:p text:style-name="P2">Or dictes benedicite</text:p>
      <text:p text:style-name="P2">Et puis ie vous confesseray</text:p>
      <text:p text:style-name="P2">et en apres vous assouldray</text:p>
      <text:p text:style-name="P2">Ainsi comme ie le doy faire</text:p>
      <text:p text:style-name="P2">Puis penitance vous bauldray</text:p>
      <text:p text:style-name="P2">Qui vous sera bien necessaire »</text:p>
      <text:p text:style-name="P2">£</text:p>
      <text:p text:style-name="P2">« Quel confesser dist le poure homme</text:p>
      <text:p text:style-name="P2">Fus ie pas a pasques absoulz</text:p>
      <text:p text:style-name="P2">que bon gre saint pierre de romme</text:p>
      <text:p text:style-name="P2">Je demande cinquante soubz</text:p>
      <text:p text:style-name="_3c_l_3e_"><text:span text:style-name="_3c_pb_3e_"><text:span text:style-name="T2">[pb n= f. a</text:span></text:span><text:span text:style-name="_3c_pb_3e_"><text:span text:style-name="T10">6r</text:span></text:span><text:span text:style-name="_3c_pb_3e_"><text:span text:style-name="T2"> facs=faceties_001-III-F-019/Cote_III-F-019_Page</text:span></text:span><text:span text:style-name="_3c_pb_3e_"><text:span text:style-name="T9">11</text:span></text:span><text:span text:style-name="_3c_pb_3e_"><text:span text:style-name="T2">_Image1.jpg]</text:span></text:span></text:p>
      <text:p text:style-name="P2">Quelle si a qui sommes nous</text:p>
      <text:p text:style-name="P2">Ma maistresse et bien arriuee</text:p>
      <text:p text:style-name="P2">A coup a coup despesches vous</text:p>
      <text:p text:style-name="P2">Payes mon panier de maree »</text:p>
      <text:p text:style-name="P2">£</text:p>
      <text:p text:style-name="P2">« Ha mon amy ce nest pas ieu</text:p>
      <text:p text:style-name="P2">Dist le penancier seurement</text:p>
      <text:p text:style-name="P2">Il vous fault bien penser a dieu</text:p>
      <text:p text:style-name="P2">Et le supplier humblement</text:p>
      <text:p text:style-name="P2">Que bon gre en ait mon serment</text:p>
      <text:p text:style-name="P2">Dist cest homme sans contredit</text:p>
      <text:p text:style-name="P2">Despeches moy legierement</text:p>
      <text:p text:style-name="P2">Ainsi que se seigneur a dit »</text:p>
      <text:p text:style-name="P2">£</text:p>
      <text:p text:style-name="P2">Adonc le penancier vit bien</text:p>
      <text:p text:style-name="P2">Quil y eut quelque tromperie</text:p>
      <text:p text:style-name="P2">Quant il entendit le moyen</text:p>
      <text:p text:style-name="P2"><text:soft-page-break/>Il congneut bien la ioncherie</text:p>
      <text:p text:style-name="P2">Le poure homme ie vous affie</text:p>
      <text:p text:style-name="P2">Ne prisa pas bien la facon</text:p>
      <text:p text:style-name="P2">Car il neust ie vous sertiffie</text:p>
      <text:p text:style-name="P2">Or ne argent de son poisson</text:p>
      <text:p text:style-name="P2">£</text:p>
      <text:p text:style-name="P2">Maistre francoys par son blason</text:p>
      <text:p text:style-name="P2">Trouua la facon et maniere</text:p>
      <text:p text:style-name="P2">Dauoir maree grant foison</text:p>
      <text:p text:style-name="P2">Pour gaudir et faire grant chiere</text:p>
      <text:p text:style-name="P2">Cestoit la mere nourrissiere</text:p>
      <text:p text:style-name="P2">De ceulx qui nauoient point dargent</text:p>
      <text:p text:style-name="P2">A tromper deuant et derriere</text:p>
      <text:p text:style-name="P2">Estoit vng homme diligent</text:p>
      <text:p text:style-name="P2">£</text:p>
      <text:p text:style-name="titre2">La maniere dauoir des trippes pour<text:line-break/>disner</text:p>
      <text:p text:style-name="_3c_l_3e_"><text:span text:style-name="Police_20_par_20_défaut"><text:span text:style-name="T3">Que fist il a bien peu de plet</text:span></text:span></text:p>
      <text:p text:style-name="P2">Sauisa de grant ioncherie</text:p>
      <text:p text:style-name="P2">Et fist lauer le cul bien net</text:p>
      <text:p text:style-name="P2">A vng gallant ie vous affie</text:p>
      <text:p text:style-name="_3c_l_3e_"><text:span text:style-name="_3c_pb_3e_"><text:span text:style-name="T2">[pb n= f. a6</text:span></text:span><text:span text:style-name="_3c_pb_3e_"><text:span text:style-name="T10">v</text:span></text:span><text:span text:style-name="_3c_pb_3e_"><text:span text:style-name="T2"> facs=faceties_001-III-F-019/Cote_III-F-019_Page1</text:span></text:span><text:span text:style-name="_3c_pb_3e_"><text:span text:style-name="T9">2</text:span></text:span><text:span text:style-name="_3c_pb_3e_"><text:span text:style-name="T2">_Image1.jpg]</text:span></text:span></text:p>
      <text:p text:style-name="P2">Disant « il conuient quon espie</text:p>
      <text:p text:style-name="P2">Quant seray deuant la tripiere</text:p>
      <text:p text:style-name="P2">Monstre ton cul par raillerie</text:p>
      <text:p text:style-name="P2">Puis apres nous ferons grand chiere »</text:p>
      <text:p text:style-name="P2">£</text:p>
      <text:p text:style-name="P2">Le compaignon point ne faillit</text:p>
      <text:p text:style-name="P2">Foy que doy saint remy de rains</text:p>
      <text:p text:style-name="P2">A petit pont vint par compas</text:p>
      <text:p text:style-name="P2">Son cul descouuert iusques aux rains</text:p>
      <text:p text:style-name="P2">Quant maistre francoys vist le train</text:p>
      <text:p text:style-name="P2">Dieu scet si fist piteuses lippes</text:p>
      <text:p text:style-name="P2">Car il tenoit entre ses mains</text:p>
      <text:p text:style-name="P2">Du foye du poummon et des tripes</text:p>
      <text:p text:style-name="P2">£</text:p>
      <text:p text:style-name="P2">Comme sil fust plain de despit</text:p>
      <text:p text:style-name="P2">Et courrouce amerement</text:p>
      <text:p text:style-name="P2">Il haussa la main vng petit</text:p>
      <text:p text:style-name="P2">Et le frappa bien rudement</text:p>
      <text:p text:style-name="P2">Des trippes par le fondement</text:p>
      <text:p text:style-name="P2">Puis sans faire plus long caquet</text:p>
      <text:p text:style-name="P2">Les voulut tout incontinent</text:p>
      <text:p text:style-name="P2">Remettre dedens le baquet</text:p>
      <text:p text:style-name="P2">£</text:p>
      <text:p text:style-name="P2">La tripiere fut fort courroucee</text:p>
      <text:p text:style-name="P2">Et ne les voulut pas reprendre</text:p>
      <text:p text:style-name="P2">Maistre francoys sans demouree</text:p>
      <text:p text:style-name="P2">Sen alla sans compte luy rẽdre</text:p>
      <text:p text:style-name="P2"><text:soft-page-break/>Par ainsi vous pouez entendre</text:p>
      <text:p text:style-name="P2">Quilz eurent tripes et maree</text:p>
      <text:p text:style-name="P2">Mais apres fault du pain tendre</text:p>
      <text:p text:style-name="P2">Pour ce disner de grant facon</text:p>
      <text:p text:style-name="P2">£</text:p>
      <text:p text:style-name="titre2"><text:span text:style-name="Police_20_par_20_défaut">La maniere dauoir du pain</text:span></text:p>
      <text:p text:style-name="P2">£</text:p>
      <text:p text:style-name="P3">Il sen vint chez vng boullenger.</text:p>
      <text:p text:style-name="P3">Affin de mieulx fournir son train</text:p>
      <text:p text:style-name="P3">Contre faisant de lescuyer</text:p>
      <text:p text:style-name="_3c_l_3e_"><text:span text:style-name="Police_20_par_20_défaut"><text:span text:style-name="T3">Affin de mieulx fornir son train</text:span></text:span></text:p>
      <text:p text:style-name="_3c_l_3e_"><text:span text:style-name="_3c_pb_3e_"><text:span text:style-name="T3">[pb n= f. </text:span></text:span><text:span text:style-name="_3c_pb_3e_"><text:span text:style-name="T5">b.1r</text:span></text:span><text:span text:style-name="_3c_pb_3e_"><text:span text:style-name="T3"> facs=faceties_001-III-F-019/Cote_III-F-019_Page1</text:span></text:span><text:span text:style-name="_3c_pb_3e_"><text:span text:style-name="T4">3</text:span></text:span><text:span text:style-name="_3c_pb_3e_"><text:span text:style-name="T3">_Image1.jpg]</text:span></text:span></text:p>
      <text:p text:style-name="P3">Cy pris cy mys on chapellast</text:p>
      <text:p text:style-name="P3">Cinq ou six douzaines de pain</text:p>
      <text:p text:style-name="_3c_l_3e_"><text:span text:style-name="Police_20_par_20_défaut"><text:span text:style-name="T3">Et que bien tost on le hatast</text:span></text:span></text:p>
      <text:p text:style-name="P2">£</text:p>
      <text:p text:style-name="P3">Quant la moytie fut chapelle</text:p>
      <text:p text:style-name="P3">En vne hoste le fist mettre</text:p>
      <text:p text:style-name="P3">Cõme cil fut de pres haste</text:p>
      <text:p text:style-name="P3">Il pria et requist au maistre</text:p>
      <text:p text:style-name="P3">Quaucun se voulsist entremettre</text:p>
      <text:p text:style-name="P3">Dapporter apres luy courant</text:p>
      <text:p text:style-name="_3c_l_3e_"><text:span text:style-name="Police_20_par_20_défaut"><text:span text:style-name="T3">Le pain chappelle en son estre</text:span></text:span></text:p>
      <text:p text:style-name="_3c_l_3e_"><text:span text:style-name="Police_20_par_20_défaut"><text:span text:style-name="T3">Tandis quon fist le demourant</text:span></text:span></text:p>
      <text:p text:style-name="P2">£</text:p>
      <text:p text:style-name="P3">Le varlet le mist sur col</text:p>
      <text:p text:style-name="P3">Apres maistre francoys le porte</text:p>
      <text:p text:style-name="P3">Et arriua soit dur ou mol</text:p>
      <text:p text:style-name="P3">Empres vne grant vielle porte</text:p>
      <text:p text:style-name="P3">Le varlet descharga sa hoste</text:p>
      <text:p text:style-name="P3">Et fut renuoye tout courant</text:p>
      <text:p text:style-name="P3">Hastiuement traynant sa hoste</text:p>
      <text:p text:style-name="P3">Pour requerir le demourant</text:p>
      <text:p text:style-name="P2">£</text:p>
      <text:p text:style-name="P3">Maistre francoys sans contredit</text:p>
      <text:p text:style-name="_3c_l_3e_"><text:span text:style-name="Police_20_par_20_défaut"><text:span text:style-name="T3">Natendit pas la reuenue</text:span></text:span></text:p>
      <text:p text:style-name="P3">Il eut du pain par son edit</text:p>
      <text:p text:style-name="P3">Pour fournir sa franche repeue</text:p>
      <text:p text:style-name="P3">Le boulengier sans attendue</text:p>
      <text:p text:style-name="P3">Reuint mais il ne trouua point</text:p>
      <text:p text:style-name="P3">Son maistre dostel de dueil</text:p>
      <text:p text:style-name="P3">Quon lauoit trompe en ce point</text:p>
      <text:p text:style-name="titre2">La manière<text:line-break/>dauoir du vin</text:p>
      <text:p text:style-name="_3c_l_3e_"><text:span text:style-name="Police_20_par_20_défaut"><text:span text:style-name="T3">Apres quil fut fourny de viures</text:span></text:span></text:p>
      <text:p text:style-name="P2">Il fault bien auoir le memoyre</text:p>
      <text:p text:style-name="P2">Que silz voulaient se iour estre yures</text:p>
      <text:p text:style-name="P2">Il faillot quilz eussent a boyre</text:p>
      <text:p text:style-name="P2"><text:soft-page-break/>Maistre frãcoys deues croire</text:p>
      <text:p text:style-name="P2">Emprunta deux grans bros de boys</text:p>
      <text:p text:style-name="_3c_l_3e_"><text:span text:style-name="_3c_pb_3e_"><text:span text:style-name="T2">[pb n= f. b1</text:span></text:span><text:span text:style-name="_3c_pb_3e_"><text:span text:style-name="T10">v</text:span></text:span><text:span text:style-name="_3c_pb_3e_"><text:span text:style-name="T2"> facs=faceties_001-III-F-019/Cote_III-F-019_Page1</text:span></text:span><text:span text:style-name="_3c_pb_3e_"><text:span text:style-name="T9">4</text:span></text:span><text:span text:style-name="_3c_pb_3e_"><text:span text:style-name="T2">_Image1.jpg]</text:span></text:span></text:p>
      <text:p text:style-name="P2">Disãt quil estoit necessaire</text:p>
      <text:p text:style-name="P2">Dauoir du vin par ambagois</text:p>
      <text:p text:style-name="P2">Lun fist emplir de belle caue clere</text:p>
      <text:p text:style-name="P2">Et vint ala pomme de pin</text:p>
      <text:p text:style-name="P2">A tous ses deux bros sans renchere</text:p>
      <text:p text:style-name="P2">Demãdant sil auoit bon vin</text:p>
      <text:p text:style-name="P2">Et quon luy emplit du plus fin</text:p>
      <text:p text:style-name="P2">Mais quil fust blanc (et) amoureux</text:p>
      <text:p text:style-name="P2">On luy emplit pour faire fin</text:p>
      <text:p text:style-name="P2">Dun tresbon vin blanc de baigneux</text:p>
      <text:p text:style-name="P2">Maistre francoys print les deux brocz</text:p>
      <text:p text:style-name="P2">Lun empres lautre les bouta</text:p>
      <text:p text:style-name="P2">Incontinent ꝑ bon propos</text:p>
      <text:p text:style-name="P2">Sans se haster il demāda</text:p>
      <text:p text:style-name="P2">Au varlet « quel vin esse la »</text:p>
      <text:p text:style-name="P2">Il luy dist du vin de baigneux</text:p>
      <text:p text:style-name="P2">« Ostez ostez ostez cella</text:p>
      <text:p text:style-name="P2">Car ꝑ mafoy point ie nen veux »</text:p>
      <text:p text:style-name="_3c_l_3e_"><text:span text:style-name="T2">« Quesse cy estes vo</text:span><text:span text:style-name="Police_20_par_20_défaut"><text:span text:style-name="T13">9</text:span></text:span><text:span text:style-name="T2"> beiaune</text:span></text:p>
      <text:p text:style-name="P2">Uuidez moy mõ broc vitement</text:p>
      <text:p text:style-name="P2">Ie demãde du vin de beaune</text:p>
      <text:p text:style-name="P2">Qui soit bon (et) non autrement »</text:p>
      <text:p text:style-name="P2">Et en parlãt subtillement</text:p>
      <text:p text:style-name="P2">Le broc qui estoit de au plain</text:p>
      <text:p text:style-name="P2">Luy chãgea a pur (et) a plain</text:p>
      <text:p text:style-name="P2"><text:span text:style-name="pied_5f_de_5f_mouche">(C)</text:span> Par ce point ilz eurent du vin</text:p>
      <text:p text:style-name="P2">Par fine force de tromper</text:p>
      <text:p text:style-name="P2">Sans aller parler au devin</text:p>
      <text:p text:style-name="P2">Ilz repeurent per ou nomper</text:p>
      <text:p text:style-name="P2">Mais le beau ieu fut au souper</text:p>
      <text:p text:style-name="P2">Car maistre francoys a bref mot</text:p>
      <text:p text:style-name="P2">Leur dist « ie me vueil occuper</text:p>
      <text:p text:style-name="P2">Que nous mẽgerõs ẽnuyt du rost »</text:p>
      <text:p text:style-name="titre2"><text:span text:style-name="pied_5f_de_5f_mouche">(C)</text:span> La maniere dauoir du rost</text:p>
      <text:p text:style-name="P2">Il fut appointe quil yroit</text:p>
      <text:p text:style-name="P2">Deuant lestal dun rotisseur</text:p>
      <text:p text:style-name="P2">Et de la chair marchanderoit</text:p>
      <text:p text:style-name="P2">Contrefaisãt du gaudisseur</text:p>
      <text:p text:style-name="P2">Et pour trouuer moyen meilleur</text:p>
      <text:p text:style-name="P2">Faignant que point on ne se ioue</text:p>
      <text:p text:style-name="_3c_l_3e_"><text:span text:style-name="_3c_pb_3e_"><text:span text:style-name="T2">[pb n= f. b</text:span></text:span><text:span text:style-name="_3c_pb_3e_"><text:span text:style-name="T11">2r</text:span></text:span><text:span text:style-name="_3c_pb_3e_"><text:span text:style-name="T2"> facs=faceties_001-III-F-019/Cote_III-F-019_Page1</text:span></text:span><text:span text:style-name="_3c_pb_3e_"><text:span text:style-name="T9">5</text:span></text:span><text:span text:style-name="_3c_pb_3e_"><text:span text:style-name="T2">_Image1.jpg]</text:span></text:span></text:p>
      <text:p text:style-name="P2">Il viẽdroit vng entrepreneur</text:p>
      <text:p text:style-name="P2">Qui luy bailleroit sur la ioue</text:p>
      <text:p text:style-name="P2"><text:span text:style-name="pied_5f_de_5f_mouche">(C)</text:span> Il vint a la rotisserie</text:p>
      <text:p text:style-name="P2">Et marchãda de la viande</text:p>
      <text:p text:style-name="P2">Lautre vint de chiere marrie</text:p>
      <text:p text:style-name="P2"><text:soft-page-break/>« Quesse que ce paillart demãde »</text:p>
      <text:p text:style-name="P2">Luy baillãt vne buffe grande</text:p>
      <text:p text:style-name="P2">En luy dissãt mainte reproche</text:p>
      <text:p text:style-name="P2">Quãt il vit quil eut ceste offrande</text:p>
      <text:p text:style-name="P2">Empoigna de rost plaine broche</text:p>
      <text:p text:style-name="P2"><text:span text:style-name="pied_5f_de_5f_mouche">(C)</text:span> Celluy qui bailla le soufflet</text:p>
      <text:p text:style-name="P2">Fuit biẽ tost a mos expres</text:p>
      <text:p text:style-name="P2">Maitre frãcoys sans plus deplet</text:p>
      <text:p text:style-name="P2">A tout son rost courant apres</text:p>
      <text:p text:style-name="P2">Ainsi sans faire long proces</text:p>
      <text:p text:style-name="P2">Ilz repeureut de cueur de uot</text:p>
      <text:p text:style-name="P2">Et eurent ꝑ leur grant exces</text:p>
      <text:p text:style-name="P2">Pain vin chex poisson (et) rost</text:p>
      <text:p text:style-name="P2"><text:span text:style-name="pied_5f_de_5f_mouche">(C)</text:span> Et pour la premiere repeue</text:p>
      <text:p text:style-name="P2">Dont apres sera mencion</text:p>
      <text:p text:style-name="P2">Bien digne destre ramẽtue</text:p>
      <text:p text:style-name="P2">Et mise en reuelation</text:p>
      <text:p text:style-name="P2">Et pourtãt soubz corretion</text:p>
      <text:p text:style-name="P2">Affin que len parle encore</text:p>
      <text:p text:style-name="P2">Comme nouuelle invẽcion</text:p>
      <text:p text:style-name="P2">Redigee sera pour mem<text:span text:style-name="typo_5f_reg">o</text:span>ire</text:p>
      <text:p text:style-name="P2"><text:span text:style-name="pied_5f_de_5f_mouche">(C)</text:span> Or aduint de coup dauẽture</text:p>
      <text:p text:style-name="P2">Que les suppoz deuãt nommez</text:p>
      <text:p text:style-name="P2">Ne serchoit riens par droictu<text:span text:style-name="typo_5f_reg">r</text:span>e</text:p>
      <text:p text:style-name="P2">Que gens en richesse renõmez</text:p>
      <text:p text:style-name="P2">Ung iour quilz estoient affames</text:p>
      <text:p text:style-name="P2">En la porte dun bon logis</text:p>
      <text:p text:style-name="P2">virent entrer sãs estre armez</text:p>
      <text:p text:style-name="P2">Ambassadeurs de long pays</text:p>
      <text:p text:style-name="P2"><text:span text:style-name="pied_5f_de_5f_mouche">(C)</text:span> Si pẽserent entre eulx commẽt</text:p>
      <text:p text:style-name="P2">Ilz pourroient leure repaistre</text:p>
      <text:p text:style-name="P2">Et selon entendemẽt</text:p>
      <text:p text:style-name="P2">Lun diceulx saprocha du maitre</text:p>
      <text:p text:style-name="_3c_l_3e_"><text:span text:style-name="_3c_pb_3e_"><text:span text:style-name="T2">[pb n= f. b2</text:span></text:span><text:span text:style-name="_3c_pb_3e_"><text:span text:style-name="T11">v</text:span></text:span><text:span text:style-name="_3c_pb_3e_"><text:span text:style-name="T2"> facs=faceties_001-III-F-019/Cote_III-F-019_Page1</text:span></text:span><text:span text:style-name="_3c_pb_3e_"><text:span text:style-name="T9">6</text:span></text:span><text:span text:style-name="_3c_pb_3e_"><text:span text:style-name="T2">_Image1.jpg]</text:span></text:span></text:p>
      <text:p text:style-name="P2">Dostel (et) si fist a congnoistre</text:p>
      <text:p text:style-name="P2">Disãt qui luy enseigneroit</text:p>
      <text:p text:style-name="P2">Le hault le bas marche pour estre</text:p>
      <text:p text:style-name="P2">Par luy ↄduyt si luy plaisoyt</text:p>
      <text:p text:style-name="P2">£</text:p>
      <text:p text:style-name="P2">Je croy biẽ q̃ mõseigneur le maistre</text:p>
      <text:p text:style-name="P2">Qui du bas mestier estoit tendre</text:p>
      <text:p text:style-name="P2">Fist se gallãt tresbiẽ repaistre</text:p>
      <text:p text:style-name="P2">Et luy ↄmãda charge prendre</text:p>
      <text:p text:style-name="P2">De la cuisine (et) dy entendre</text:p>
      <text:p text:style-name="P2">Tant que leur train de partira</text:p>
      <text:p text:style-name="P2">Et biẽ le payer sans attẽdre</text:p>
      <text:p text:style-name="P2">A son gre quant il sen yra</text:p>
      <text:p text:style-name="P2">£</text:p>
      <text:p text:style-name="P2">Lors sen vint ses ↄpaignons</text:p>
      <text:p text:style-name="P2">Dire « nostre estre paye</text:p>
      <text:p text:style-name="P2"><text:soft-page-break/>Je suis ia lun des grans mignons</text:p>
      <text:p text:style-name="P2">De leans (et) myeulx auoye</text:p>
      <text:p text:style-name="P2">Car le maistre ma enuoye</text:p>
      <text:p text:style-name="P2">Par la ville pour sen sortir</text:p>
      <text:p text:style-name="P2">Mais se mon sens nest desuoye</text:p>
      <text:p text:style-name="P2">Bien bref sen fera repentir »</text:p>
      <text:p text:style-name="P2">« Ua luy dyrent ses ↄpaignons</text:p>
      <text:p text:style-name="P2">Et esguise tout ton engin</text:p>
      <text:p text:style-name="P2">A nous rechauffer les reignõs</text:p>
      <text:p text:style-name="P2">Et nous faitz boire de bon vin</text:p>
      <text:p text:style-name="_3c_l_3e_"><text:span text:style-name="T2">Passe to</text:span><text:span text:style-name="Police_20_par_20_défaut"><text:span text:style-name="T13">9</text:span></text:span><text:span text:style-name="T2"> les sens patelin</text:span></text:p>
      <text:p text:style-name="P2">De villon (et) pauque dẽ nayre</text:p>
      <text:p text:style-name="P2">Car se venir peux en la fĩ</text:p>
      <text:p text:style-name="P2">Passe seras maistre ordinaire »</text:p>
      <text:p text:style-name="P2">£</text:p>
      <text:p text:style-name="P3">Le gallant vint a la mason</text:p>
      <text:p text:style-name="P3">Ou estoit loge lãbassade</text:p>
      <text:p text:style-name="P3">Ou les seigneurs ꝑ beau blason</text:p>
      <text:p text:style-name="P3">Deuisoyent rõdeau ou balade</text:p>
      <text:p text:style-name="P3">il estoit miste gent (et) saige</text:p>
      <text:p text:style-name="P3">Bien a bitue bien en point</text:p>
      <text:p text:style-name="P3">Robe fourree pourpoint dostade</text:p>
      <text:p text:style-name="_3c_l_3e_"><text:span text:style-name="Police_20_par_20_défaut"><text:span text:style-name="T3">Il entendoit son cõtrepoint</text:span></text:span></text:p>
      <text:p text:style-name="_3c_l_3e_"><text:span text:style-name="_3c_pb_3e_"><text:span text:style-name="T3">[pb n= f. b</text:span></text:span><text:span text:style-name="_3c_pb_3e_"><text:span text:style-name="T6">3r</text:span></text:span><text:span text:style-name="_3c_pb_3e_"><text:span text:style-name="T3"> facs=faceties_001-III-F-019/Cote_III-F-019_Page1</text:span></text:span><text:span text:style-name="_3c_pb_3e_"><text:span text:style-name="T4">7</text:span></text:span><text:span text:style-name="_3c_pb_3e_"><text:span text:style-name="T3">_Image1.jpg]</text:span></text:span></text:p>
      <text:p text:style-name="P3">Le principal embassadeur</text:p>
      <text:p text:style-name="P3">Aymoit vng peu le bas mestier</text:p>
      <text:p text:style-name="P3">Dont gallant fut a honneur</text:p>
      <text:p text:style-name="P3">Car cestoit quasi son mestier</text:p>
      <text:p text:style-name="P3">Et luy compta que a son quartier</text:p>
      <text:p text:style-name="P3">Auoit des femmes largement</text:p>
      <text:p text:style-name="P3">Qui estoient sil estoit mestier</text:p>
      <text:p text:style-name="_3c_l_3e_"><text:span text:style-name="Police_20_par_20_défaut"><text:span text:style-name="T3">A son iolis commandement</text:span></text:span></text:p>
      <text:p text:style-name="P2">£</text:p>
      <text:p text:style-name="P3">Le gallant fut entretenu</text:p>
      <text:p text:style-name="P3">Par ce seigneur venu nouueau</text:p>
      <text:p text:style-name="_3c_l_3e_"><text:span text:style-name="Police_20_par_20_défaut"><text:span text:style-name="T3">Et leans il fut retenu</text:span></text:span></text:p>
      <text:p text:style-name="P3">Pour estre fin franc macquereau</text:p>
      <text:p text:style-name="P3">Le ieu leur sembla si tresbeau</text:p>
      <text:p text:style-name="P3">Aussi il fist si bonne myne</text:p>
      <text:p text:style-name="_3c_l_3e_"><text:span text:style-name="Police_20_par_20_défaut"><text:span text:style-name="T3">Quil fut esleu sans nul appeau</text:span></text:span></text:p>
      <text:p text:style-name="_3c_l_3e_"><text:span text:style-name="Police_20_par_20_défaut"><text:span text:style-name="T3">Pour estre varlet de cuisine</text:span></text:span></text:p>
      <text:p text:style-name="P2">£</text:p>
      <text:p text:style-name="P3">Les ambassadeurs conuoyerent</text:p>
      <text:p text:style-name="P3">Seigneurs et bourgois a disner</text:p>
      <text:p text:style-name="P3">Lesquelz voulentiers y allerent</text:p>
      <text:p text:style-name="P3">Passer temps point nen fault doubter</text:p>
      <text:p text:style-name="P3">Toutesfoys vous deuez scauoir</text:p>
      <text:p text:style-name="P3">Quelque chose que ie vous die</text:p>
      <text:p text:style-name="P3">Que lembassadeur pour tout veoir</text:p>
      <text:p text:style-name="P3">Craignoit tresfort lespydimie</text:p>
      <text:p text:style-name="P2"><text:soft-page-break/>£</text:p>
      <text:p text:style-name="P3">Ce gallant en fut aduerti</text:p>
      <text:p text:style-name="P3">Qui nonobstant fist bonne myne</text:p>
      <text:p text:style-name="P3">Et quant il fut pres de myoy</text:p>
      <text:p text:style-name="_3c_l_3e_"><text:span text:style-name="Police_20_par_20_défaut"><text:span text:style-name="T3">A leure quil est temps quon dysgne</text:span></text:span></text:p>
      <text:p text:style-name="P3">Il entra dedens la cuisine</text:p>
      <text:p text:style-name="P3">Maintenant toute la viande</text:p>
      <text:p text:style-name="P3">Comme docteur en medicine</text:p>
      <text:p text:style-name="_3c_l_3e_"><text:span text:style-name="Police_20_par_20_défaut"><text:span text:style-name="T3">Qui tient malades en commande</text:span></text:span></text:p>
      <text:p text:style-name="P2">£</text:p>
      <text:p text:style-name="_3c_l_3e_"><text:span text:style-name="Police_20_par_20_défaut"><text:span text:style-name="T3">Tous les seigneurs le regarderent</text:span></text:span></text:p>
      <text:p text:style-name="_3c_l_3e_"><text:span text:style-name="_3c_pb_3e_"><text:span text:style-name="T3">[pb n= f. b3</text:span></text:span><text:span text:style-name="_3c_pb_3e_"><text:span text:style-name="T6">v</text:span></text:span><text:span text:style-name="_3c_pb_3e_"><text:span text:style-name="T3"> facs=faceties_001-III-F-019/Cote_III-F-019_Page1</text:span></text:span><text:span text:style-name="_3c_pb_3e_"><text:span text:style-name="T4">8</text:span></text:span><text:span text:style-name="_3c_pb_3e_"><text:span text:style-name="T3">_Image1.jpg]</text:span></text:span></text:p>
      <text:p text:style-name="P3">Son train ses facons ses manieres</text:p>
      <text:p text:style-name="P3">Mais pas apres luy ne tasterent</text:p>
      <text:p text:style-name="P3">Aussi ne luy challoit il gueres</text:p>
      <text:p text:style-name="P3">Apres il print les esguieres</text:p>
      <text:p text:style-name="P3">Le vin le claire lypocras</text:p>
      <text:p text:style-name="P3">Dariolles tartres entieres</text:p>
      <text:p text:style-name="P3">Il tata par tout par compas</text:p>
      <text:p text:style-name="P3">Et pour bien entendre son cas</text:p>
      <text:p text:style-name="P3">Quant il veit quil estoit saison</text:p>
      <text:p text:style-name="P3">A bien iouer ne faillit pas</text:p>
      <text:p text:style-name="P3">Pour faire aux seigneurs la raison</text:p>
      <text:p text:style-name="P3">Si bien que dedens la maison</text:p>
      <text:p text:style-name="P3">Demoura tout seul pour repaistre</text:p>
      <text:p text:style-name="P3">Soustenant par finie achoison</text:p>
      <text:p text:style-name="_3c_l_3e_"><text:span text:style-name="Police_20_par_20_défaut"><text:span text:style-name="T3">Quil se douloit du coste destre</text:span></text:span></text:p>
      <text:p text:style-name="P2">£</text:p>
      <text:p text:style-name="P3">Lors y auoit vue couchette</text:p>
      <text:p text:style-name="P3">Ou il failloit la feste faire</text:p>
      <text:p text:style-name="P3">Et na dent qui ne luy cliquette</text:p>
      <text:p text:style-name="P3">La se mist cõmencant a braire</text:p>
      <text:p text:style-name="P3">Que len fuist au presbitaire</text:p>
      <text:p text:style-name="P3">Pour faire le prestre acourir</text:p>
      <text:p text:style-name="P3">A tout dieu (et) lautre ordinaire</text:p>
      <text:p text:style-name="_3c_l_3e_"><text:span text:style-name="Police_20_par_20_défaut"><text:span text:style-name="T3">Qui fault pour vng qui veult mourir</text:span></text:span></text:p>
      <text:p text:style-name="P3">£</text:p>
      <text:p text:style-name="P3">Quant les seigneurs veirent le prestre</text:p>
      <text:p text:style-name="P3">Auec les sacremens venir</text:p>
      <text:p text:style-name="_3c_l_3e_"><text:span text:style-name="Police_20_par_20_défaut"><text:span text:style-name="T3">Chascun deux eust bien voulu estre</text:span></text:span></text:p>
      <text:p text:style-name="P3">Dehors ie nen vueil point mentir</text:p>
      <text:p text:style-name="P3">Si grant haste eurent den sortir</text:p>
      <text:p text:style-name="P3">Que la demourerent les viures</text:p>
      <text:p text:style-name="P3">Dont les compaignons du martir</text:p>
      <text:p text:style-name="P3">Furent troys iours et troys nuytz yures.</text:p>
      <text:p text:style-name="P2">£</text:p>
      <text:p text:style-name="P3">Par ce point eurent la repeue</text:p>
      <text:p text:style-name="P3">Franche chascun des compaignons</text:p>
      <text:p text:style-name="_3c_l_3e_"><text:span text:style-name="Police_20_par_20_défaut"><text:span text:style-name="T3">La finesse le prestre le teue</text:span></text:span></text:p>
      <text:p text:style-name="_3c_l_3e_"><text:span text:style-name="_3c_pb_3e_"><text:span text:style-name="T3">[pb n= f. b</text:span></text:span><text:span text:style-name="_3c_pb_3e_"><text:span text:style-name="T7">4r</text:span></text:span><text:span text:style-name="_3c_pb_3e_"><text:span text:style-name="T3"> facs=faceties_001-III-F-019/Cote_III-F-019_Page1</text:span></text:span><text:span text:style-name="_3c_pb_3e_"><text:span text:style-name="T4">9</text:span></text:span><text:span text:style-name="_3c_pb_3e_"><text:span text:style-name="T3">_Image1.jpg]</text:span></text:span></text:p>
      <text:p text:style-name="P3"><text:soft-page-break/>Affin de complaire aux mignons</text:p>
      <text:p text:style-name="P3">Mais les seigneurs dont len parlons</text:p>
      <text:p text:style-name="P3">Eurent tous pour ce coup laubade</text:p>
      <text:p text:style-name="P3">Chascun deux fut quon nen faillons</text:p>
      <text:p text:style-name="P3">De la grant peur troys iours malades</text:p>
      <text:p text:style-name="titre1">La seconde<text:line-break/>repeue franche</text:p>
      <text:p text:style-name="_3c_l_3e_"><text:span text:style-name="Police_20_par_20_défaut"><text:span text:style-name="T3">Ung lymosin vint a paris</text:span></text:span></text:p>
      <text:p text:style-name="P2">Pour aucun proces quil auoit</text:p>
      <text:p text:style-name="P2">Quant il partit de son pays</text:p>
      <text:p text:style-name="P2">Pas gramment dargent il nauoit</text:p>
      <text:p text:style-name="P2">Et toutesfoys il entendoit</text:p>
      <text:p text:style-name="P2">Son fait et auoit souuenance</text:p>
      <text:p text:style-name="P2">Que son cas mal se porteroit</text:p>
      <text:p text:style-name="P2">Sil nauoit vne repeue franche</text:p>
      <text:p text:style-name="P2">£</text:p>
      <text:p text:style-name="P2">Le lymosin cest chose vraye</text:p>
      <text:p text:style-name="P2">Qui nauoit vaillant vng patac</text:p>
      <text:p text:style-name="P2">Sappeloit mõseigeur de combraye</text:p>
      <text:p text:style-name="P2">Sans quon le suyuist a son trac</text:p>
      <text:p text:style-name="P2">Plus ruse estoit que patac</text:p>
      <text:p text:style-name="P2">Et affame comme vng vieil loup</text:p>
      <text:p text:style-name="P2">Avec monseigneur de pennesac</text:p>
      <text:p text:style-name="P2">Et le seigneur de lameson</text:p>
      <text:p text:style-name="P2">£</text:p>
      <text:p text:style-name="P2">Ses troys seigneurs sentretrouuerent</text:p>
      <text:p text:style-name="P2">Car ilz estoient tout dun quartier</text:p>
      <text:p text:style-name="P2">Et dieu scait silz se saluerent</text:p>
      <text:p text:style-name="P2">Ainsi quil en estoit mestier</text:p>
      <text:p text:style-name="P2">Toutesfoys ce bon escuier</text:p>
      <text:p text:style-name="P2">De combraye propos final</text:p>
      <text:p text:style-name="P2">Fut esleu leur grant conseiller</text:p>
      <text:p text:style-name="P2">Et le gouuerneur principal</text:p>
      <text:p text:style-name="P2">£</text:p>
      <text:p text:style-name="P2">Ilz conclurent pour le meilleur</text:p>
      <text:p text:style-name="P2">Que ce bon notable seigneur</text:p>
      <text:p text:style-name="P2">yroit veoir sil pourroit trouuer</text:p>
      <text:p text:style-name="_3c_l_3e_"><text:span text:style-name="_3c_pb_3e_"><text:span text:style-name="T3">[pb n= f. b4</text:span></text:span><text:span text:style-name="_3c_pb_3e_"><text:span text:style-name="T7">v</text:span></text:span><text:span text:style-name="_3c_pb_3e_"><text:span text:style-name="T3"> facs=faceties_001-III-F-019/Cote_III-F-019_Page</text:span></text:span><text:span text:style-name="_3c_pb_3e_"><text:span text:style-name="T4">20</text:span></text:span><text:span text:style-name="_3c_pb_3e_"><text:span text:style-name="T3">_Image1.jpg]</text:span></text:span></text:p>
      <text:p text:style-name="P2">quelque bon lieu pour se logier</text:p>
      <text:p text:style-name="P2">et scelon ce quil trouueroit</text:p>
      <text:p text:style-name="P2">aux autres le racompteroit</text:p>
      <text:p text:style-name="P2">Or aduint que enuiron mydy</text:p>
      <text:p text:style-name="P2">Il estoit de fain estourdy</text:p>
      <text:p text:style-name="P2">Sen vint en vne hostellerie</text:p>
      <text:p text:style-name="P2">En la rue de la mortellerie</text:p>
      <text:p text:style-name="P2">ou peut lenseigne du pestel</text:p>
      <text:p text:style-name="P2">a bon logis et bon hostel</text:p>
      <text:p text:style-name="P2">demandant son a que repaistre</text:p>
      <text:p text:style-name="P2">« Ouy vrayement se dist le maistre</text:p>
      <text:p text:style-name="P2"><text:soft-page-break/>Ne soyes de rien en soucy</text:p>
      <text:p text:style-name="P2">Car vous serez tresbien seruy</text:p>
      <text:p text:style-name="P2">« De pain de vin et de viande »</text:p>
      <text:p text:style-name="P2">Pas grant chose ie ne demande</text:p>
      <text:p text:style-name="P2">Dist le bon seigneur de combraye</text:p>
      <text:p text:style-name="P2">Il ny a gueres que iauoye</text:p>
      <text:p text:style-name="P2">Desiune mais toutesfoys</text:p>
      <text:p text:style-name="P2">Si ay ie disne maintesfoys</text:p>
      <text:p text:style-name="P2">Que nauoye pas tel appetit »</text:p>
      <text:p text:style-name="P2">Le seigneur menga vng petit</text:p>
      <text:p text:style-name="P2">Car il nauoit gueres dargent</text:p>
      <text:p text:style-name="P2">Commandant Quon fust diligent</text:p>
      <text:p text:style-name="P2">Dauoir quelque chose de bon</text:p>
      <text:p text:style-name="P2">Pour son souper vng gras chapon</text:p>
      <text:p text:style-name="P2">Car il pensoit bien que se soyr</text:p>
      <text:p text:style-name="P2">Il deuoit auec luy soupper</text:p>
      <text:p text:style-name="P2">Des gentilz hommes de la court</text:p>
      <text:p text:style-name="P2">Lostesse fut bien a son gourt</text:p>
      <text:p text:style-name="P2">Car quant vint a compter lescot</text:p>
      <text:p text:style-name="P2">Le seigneur ne dit oncques mot</text:p>
      <text:p text:style-name="P2">Mais tout ce quelle demande</text:p>
      <text:p text:style-name="P2">Le gentil homme luy bailla</text:p>
      <text:p text:style-name="P2">Disant « vous comptez par raison »</text:p>
      <text:p text:style-name="P2">Boutant son sac soubz son esselle</text:p>
      <text:p text:style-name="P2">Et vint racompter la nouuelle</text:p>
      <text:p text:style-name="_3c_l_3e_"><text:span text:style-name="_3c_pb_3e_"><text:span text:style-name="T3">[pb n= f. b</text:span></text:span><text:span text:style-name="_3c_pb_3e_"><text:span text:style-name="T7">5r</text:span></text:span><text:span text:style-name="_3c_pb_3e_"><text:span text:style-name="T3"> facs=faceties_001-III-F-019/Cote_III-F-019_Page</text:span></text:span><text:span text:style-name="_3c_pb_3e_"><text:span text:style-name="T4">21</text:span></text:span><text:span text:style-name="_3c_pb_3e_"><text:span text:style-name="T3">_Image1.jpg]</text:span></text:span></text:p>
      <text:p text:style-name="P2">A ses compaignons (et) comment</text:p>
      <text:p text:style-name="P2">Il failloit faire sagement</text:p>
      <text:p text:style-name="P2">Et fut dit a peu de ꝑolles</text:p>
      <text:p text:style-name="P2">Pour euiter grans monopoles</text:p>
      <text:p text:style-name="P2">Que le seigneur de penneesac</text:p>
      <text:p text:style-name="P2">yroit deuãt louer lestat</text:p>
      <text:p text:style-name="P2">Et blasonner la suffisance</text:p>
      <text:p text:style-name="P2">De ce seigneur car sã doubtãce</text:p>
      <text:p text:style-name="P2">La chose le valloit tresbien</text:p>
      <text:p text:style-name="P2">Et pour trouuer meilleur moyen</text:p>
      <text:p text:style-name="P2">Il merroit a sa ↄpaignie</text:p>
      <text:p text:style-name="P2">La meson il ne faillit mye</text:p>
      <text:p text:style-name="P2">Et vĩt demander a lostesse</text:p>
      <text:p text:style-name="P2">Son seigneur rempli de noblesse</text:p>
      <text:p text:style-name="P2">Estoit loge en la maison</text:p>
      <text:p text:style-name="P2">Lostesse respõdit que nom</text:p>
      <text:p text:style-name="P2">Et que vrayement il ny auoyt</text:p>
      <text:p text:style-name="P2">Qun limosin lequel debuoit</text:p>
      <text:p text:style-name="P2">Uenir souper au soir leans</text:p>
      <text:p text:style-name="P2"><text:span text:style-name="T21">« A </text:span><text:span text:style-name="_3c_exquote_3e_"><text:span text:style-name="T19">(</text:span></text:span><text:span text:style-name="T21">dist il</text:span><text:span text:style-name="_3c_exquote_3e_"><text:span text:style-name="T19">)</text:span></text:span><text:span text:style-name="T21"> dam</text:span>e de ceans</text:p>
      <text:p text:style-name="_3c_l_3e_"><text:span text:style-name="T2">Cest celluy q̃ no</text:span><text:span text:style-name="Police_20_par_20_défaut"><text:span text:style-name="T13">9</text:span></text:span><text:span text:style-name="T2"> demandon</text:span></text:p>
      <text:p text:style-name="P2">Par mafoy cest ce grant baron</text:p>
      <text:p text:style-name="P2">Qui est arriue au matin »</text:p>
      <text:p text:style-name="P2">« Ie nẽtens point vostre latin</text:p>
      <text:p text:style-name="_3c_l_3e_"><text:soft-page-break/><text:span text:style-name="_3c_exquote_3e_"><text:span text:style-name="T19">(</text:span></text:span><text:span text:style-name="T22">Dist lostesse</text:span><text:span text:style-name="_3c_exquote_3e_"><text:span text:style-name="T19">)</text:span></text:span><text:span text:style-name="T2"> vo</text:span><text:span text:style-name="Police_20_par_20_défaut"><text:span text:style-name="T13">9</text:span></text:span><text:span text:style-name="T2"> ꝑlez mal</text:span></text:p>
      <text:p text:style-name="P2"><text:span text:style-name="T21">Il na ne iument ne ch</text:span>eual</text:p>
      <text:p text:style-name="P2">Et va a pie ꝑfaulte dasne »</text:p>
      <text:p text:style-name="P2">Lors pennessac respondit « dame</text:p>
      <text:p text:style-name="P2">Il vient icy pour vng proces</text:p>
      <text:p text:style-name="P2">Et est appellãt de lexces</text:p>
      <text:p text:style-name="P2">Quon luy a fait en lymosin</text:p>
      <text:p text:style-name="P2">Et va ainsi de pie affin</text:p>
      <text:p text:style-name="P2">Que son proces soit plus tost fait »</text:p>
      <text:p text:style-name="P2">Lostesse le creut en effet</text:p>
      <text:p text:style-name="P2">£</text:p>
      <text:p text:style-name="_3c_l_3e_"><text:span text:style-name="Police_20_par_20_défaut"><text:span text:style-name="T3">Alors le seigneur de combraye</text:span></text:span></text:p>
      <text:p text:style-name="P2">Arriua (et) dieu scet quel ioye</text:p>
      <text:p text:style-name="P2">Ses deux autres seigneurs luy firent</text:p>
      <text:p text:style-name="_3c_l_3e_"><text:span text:style-name="_3c_pb_3e_"><text:span text:style-name="T3">[pb n= f. b5</text:span></text:span><text:span text:style-name="_3c_pb_3e_"><text:span text:style-name="T7">v</text:span></text:span><text:span text:style-name="_3c_pb_3e_"><text:span text:style-name="T3"> facs=faceties_001-III-F-019/Cote_III-F-019_Page2</text:span></text:span><text:span text:style-name="_3c_pb_3e_"><text:span text:style-name="T4">2</text:span></text:span><text:span text:style-name="_3c_pb_3e_"><text:span text:style-name="T3">_Image1.jpg]</text:span></text:span></text:p>
      <text:p text:style-name="P2">Et le genoul en bas tendirẽt</text:p>
      <text:p text:style-name="P2">Aussi tost comme il fut venu</text:p>
      <text:p text:style-name="P2">Et ꝑ ce point il fut congneu</text:p>
      <text:p text:style-name="P2">Quil estoit seigneur hõnorable</text:p>
      <text:p text:style-name="P2">Ce bon seigneur se sist a table</text:p>
      <text:p text:style-name="P2">En tenãt bonne grauite</text:p>
      <text:p text:style-name="P2">vis avis de lautre coste</text:p>
      <text:p text:style-name="P2">Sassist le seigneur de lostel</text:p>
      <text:p text:style-name="P2">Et eurent du vin dieu scait quel</text:p>
      <text:p text:style-name="P2">Il ne le fault point demander</text:p>
      <text:p text:style-name="P2">Quãt ce vint a lescot compter</text:p>
      <text:p text:style-name="P2">Lostesse asses hault comptoit</text:p>
      <text:p text:style-name="P2">Mais au seigneur il nen chaloit</text:p>
      <text:p text:style-name="P2">Faignant qu<text:span text:style-name="typo_5f_reg">i</text:span>l fut tout plaint dargent</text:p>
      <text:p text:style-name="P2">Lors il dist quon sust diligent</text:p>
      <text:p text:style-name="P2">De pẽser de faire les lis</text:p>
      <text:p text:style-name="P2">Car il vouloit en ce logis</text:p>
      <text:p text:style-name="P2">coucher / puis apres par expres</text:p>
      <text:p text:style-name="P2">Il print son sac a ces proces</text:p>
      <text:p text:style-name="P2">Et le bailla leans en garde</text:p>
      <text:p text:style-name="P2">En disant « quon le contregardast</text:p>
      <text:p text:style-name="P2">Se de largent voulez auoir.</text:p>
      <text:p text:style-name="P2">Il ne fault que demander »</text:p>
      <text:p text:style-name="P2">Lostesse ne fut pas ingrate</text:p>
      <text:p text:style-name="P2">En disant « ie nen ay pas haste</text:p>
      <text:p text:style-name="P2">Nespargnes riens qui soit ceans »</text:p>
      <text:p text:style-name="P2">Ses seigneurs coucherent leans</text:p>
      <text:p text:style-name="P2">Lespace de cinq ou de six moys</text:p>
      <text:p text:style-name="P2">Sans payer argent toutesfoys</text:p>
      <text:p text:style-name="P2">Nonobstant ce quil demandoit</text:p>
      <text:p text:style-name="P2">A son hostesse selle voloit</text:p>
      <text:p text:style-name="P2">auoir de largent bien souuent</text:p>
      <text:p text:style-name="P2">Mais il nestoit point bien content</text:p>
      <text:p text:style-name="_3c_l_3e_"><text:span text:style-name="T2">De me</text:span><text:span text:style-name="typo_5f_orig"><text:span text:style-name="T1">e</text:span></text:span><text:span text:style-name="typo_5f_reg"><text:span text:style-name="T1">t</text:span></text:span><text:span text:style-name="T2">tre souuent main a bource</text:span></text:p>
      <text:p text:style-name="P2">Lostesse nestoit point rebource</text:p>
      <text:p text:style-name="_3c_l_3e_"><text:soft-page-break/><text:span text:style-name="T2">Et dist « ne vo</text:span><text:span text:style-name="Police_20_par_20_défaut"><text:span text:style-name="T13">9</text:span></text:span><text:span text:style-name="T2"> en soucies</text:span></text:p>
      <text:p text:style-name="P2">Dieu mercy iay argent asses</text:p>
      <text:p text:style-name="P2">A vostre bon commandement »</text:p>
      <text:p text:style-name="_3c_l_3e_"><text:span text:style-name="_3c_pb_3e_"><text:span text:style-name="T3">[pb n= f. b</text:span></text:span><text:span text:style-name="_3c_pb_3e_"><text:span text:style-name="T7">6r</text:span></text:span><text:span text:style-name="_3c_pb_3e_"><text:span text:style-name="T3"> facs=faceties_001-III-F-019/Cote_III-F-019_Page2</text:span></text:span><text:span text:style-name="_3c_pb_3e_"><text:span text:style-name="T4">3</text:span></text:span><text:span text:style-name="_3c_pb_3e_"><text:span text:style-name="T3">_Image1.jpg]</text:span></text:span></text:p>
      <text:p text:style-name="P2">Ses mignons pẽserẽt comment</text:p>
      <text:p text:style-name="P2">ilz pourroient retirer leur sac</text:p>
      <text:p text:style-name="P2">Et lors monseigneur de pennesac</text:p>
      <text:p text:style-name="P2">Dist a ce baron de combraye</text:p>
      <text:p text:style-name="P2">Quil se boutast biẽ tost en voye</text:p>
      <text:p text:style-name="P2">Faignãt qui fust embesoigne</text:p>
      <text:p text:style-name="P2">Ce seigneur vint tout reffrongne</text:p>
      <text:p text:style-name="P2">vers lostesse ꝑ bon moyen</text:p>
      <text:p text:style-name="P2">Et luy dist « mon cas va tresbien</text:p>
      <text:p text:style-name="P2">Mon proces est ennuyt iuge</text:p>
      <text:p text:style-name="P2">Bailles moy mon sac sõme toute</text:p>
      <text:p text:style-name="P2">Car iay peur (et) si fais grant doute</text:p>
      <text:p text:style-name="P2">Que les seigneurs soyent de partis »</text:p>
      <text:p text:style-name="_3c_l_3e_"><text:span text:style-name="T2">Il print son sac « a dieu vo</text:span><text:span text:style-name="Police_20_par_20_défaut"><text:span text:style-name="T13">9</text:span></text:span><text:span text:style-name="T2"> dis</text:span></text:p>
      <text:p text:style-name="P2">Ie reuiẽdray tout maintenat »</text:p>
      <text:p text:style-name="P2">Il sen alla diligemment</text:p>
      <text:p text:style-name="P2">Atout ses proces (et) son sac</text:p>
      <text:p text:style-name="P2">Et le seigneur de pennesac</text:p>
      <text:p text:style-name="P2">Et de lameson latendoient</text:p>
      <text:p text:style-name="P2">Lesquelz deux seigneurs sesbatoient</text:p>
      <text:p text:style-name="P2">A recuillir les torchecuz</text:p>
      <text:p text:style-name="_3c_l_3e_"><text:span text:style-name="T2">Des seigneurs qui estoient ven</text:span><text:span text:style-name="Police_20_par_20_défaut"><text:span text:style-name="T13">9</text:span></text:span></text:p>
      <text:p text:style-name="P2">Aux chambres et biẽ se pensoiẽt</text:p>
      <text:p text:style-name="P2">Qua quelq̃ chose seruoient</text:p>
      <text:p text:style-name="_3c_l_3e_"><text:span text:style-name="T2">Ilz osterent to</text:span><text:span text:style-name="Police_20_par_20_défaut"><text:span text:style-name="T13">9</text:span></text:span><text:span text:style-name="T2"> ces proces</text:span></text:p>
      <text:p text:style-name="P2">De ce sac (et) par motz expres</text:p>
      <text:p text:style-name="P2">Lemplirent desditz torchecuz</text:p>
      <text:p text:style-name="_3c_l_3e_"><text:span text:style-name="T2">Puys au soir quãt furent ven</text:span><text:span text:style-name="Police_20_par_20_défaut"><text:span text:style-name="T13">9</text:span></text:span></text:p>
      <text:p text:style-name="P2">A leur logis fut mys en garde</text:p>
      <text:p text:style-name="P2">Et pour myeulx estre en sauue garde</text:p>
      <text:p text:style-name="P2">Il fut boute ꝑ grant humblesse</text:p>
      <text:p text:style-name="P2">Auec les robes de lostesse</text:p>
      <text:p text:style-name="P2">Qui sentoient le muguelias</text:p>
      <text:p text:style-name="P2">Au soir firent grant ralias</text:p>
      <text:p text:style-name="P2">Le lendemain il fut saison</text:p>
      <text:p text:style-name="P2">De departir il fut saison</text:p>
      <text:p text:style-name="P5"><text:span text:style-name="_3c_pb_3e_"><text:span text:style-name="T3">[pb n= c1</text:span></text:span><text:span text:style-name="_3c_pb_3e_"><text:span text:style-name="T6">v</text:span></text:span><text:span text:style-name="_3c_pb_3e_"><text:span text:style-name="T4"> facs=faceties_001-III-F-019/Cote_III-F-019_Page24_Image1.jpg]</text:span></text:span></text:p>
      <text:p text:style-name="P6"><text:span text:style-name="_3c_exquote_3e_"><text:span text:style-name="T20">[folios f. b6v et f. c1r manquants?]</text:span></text:span></text:p>
      <text:p text:style-name="P2">Auoir vng morceau de fromaige</text:p>
      <text:p text:style-name="_3c_speaker_3e_">Le clerc</text:p>
      <text:p text:style-name="_3c_l_3e_"><text:span text:style-name="Police_20_par_20_défaut"><text:span text:style-name="T3">« Adonc</text:span></text:span><text:span text:style-name="typo_5f_reg"><text:span text:style-name="T14"> </text:span></text:span><text:span text:style-name="Police_20_par_20_défaut"><text:span text:style-name="T3">dit le clerc mon amy</text:span></text:span></text:p>
      <text:p text:style-name="P2">Il fault compter car vous deuez</text:p>
      <text:p text:style-name="P2">Tout par tout sept soubz et demy</text:p>
      <text:p text:style-name="P2">Et convient que les me payes »</text:p>
      <text:p text:style-name="_3c_speaker_3e_">Le gallant</text:p>
      <text:p text:style-name="_3c_l_3e_"><text:soft-page-break/><text:span text:style-name="Police_20_par_20_défaut"><text:span text:style-name="T3">« Je ne scay comment les aurez</text:span></text:span></text:p>
      <text:p text:style-name="P2">Dist la gallant par saint gille</text:p>
      <text:p text:style-name="P2">Je vueil bien que vous le sachez</text:p>
      <text:p text:style-name="P2">Je ne sache ne croix ne pile »</text:p>
      <text:p text:style-name="_3c_speaker_3e_">Le clerc</text:p>
      <text:p text:style-name="_3c_l_3e_"><text:span text:style-name="Police_20_par_20_défaut"><text:span text:style-name="T3">« Qui na argent si laisse gaige</text:span></text:span></text:p>
      <text:p text:style-name="P2">Se nest que le fait droicturier</text:p>
      <text:p text:style-name="P2">Uoulez vous viure dauantaige</text:p>
      <text:p text:style-name="P2">Et nauez maille ne denier</text:p>
      <text:p text:style-name="P2">Estes vous larron ou murdrier</text:p>
      <text:p text:style-name="P2">Par dieu ains que dicy ie hobe</text:p>
      <text:p text:style-name="P2">Uous me payerez pour abreger</text:p>
      <text:p text:style-name="P2">Ou vous y laisserez la robe »</text:p>
      <text:p text:style-name="_3c_speaker_3e_">Le gallant</text:p>
      <text:p text:style-name="_3c_l_3e_"><text:span text:style-name="Police_20_par_20_défaut"><text:span text:style-name="T3">« Quant est dargent ie nen ay point</text:span></text:span></text:p>
      <text:p text:style-name="P2">Affin de le dire tout hault</text:p>
      <text:p text:style-name="P2">Comment men iray ie en pourpoint</text:p>
      <text:p text:style-name="P2">Desnue comment vng marault</text:p>
      <text:p text:style-name="P2">Dieu mercy ie nay pas trop chault</text:p>
      <text:p text:style-name="P2">Mais sil vous plaisoit menployer</text:p>
      <text:p text:style-name="P2">Je vous seruiroye sans deffault</text:p>
      <text:p text:style-name="P2">Jusques a mon escot payer »</text:p>
      <text:p text:style-name="_3c_speaker_3e_">Le clerc</text:p>
      <text:p text:style-name="_3c_l_3e_"><text:span text:style-name="Police_20_par_20_défaut"><text:span text:style-name="T3">« Et comment que scauez vous faire</text:span></text:span></text:p>
      <text:p text:style-name="P2">Dictes le moy tout plainement »</text:p>
      <text:p text:style-name="_3c_speaker_3e_">Le gallant</text:p>
      <text:p text:style-name="_3c_l_3e_"><text:span text:style-name="Police_20_par_20_défaut"><text:span text:style-name="T3">« Quoy toute chose necessaire</text:span></text:span></text:p>
      <text:p text:style-name="P2">Point ne fault demander comment</text:p>
      <text:p text:style-name="P2">Je gaige que tout maintenant</text:p>
      <text:p text:style-name="P2">Que ie chanteray vng couplet</text:p>
      <text:p text:style-name="_3c_l_3e_"><text:span text:style-name="_3c_pb_3e_"><text:span text:style-name="T3">[pb n= f. c</text:span></text:span><text:span text:style-name="_3c_pb_3e_"><text:span text:style-name="T6">2r</text:span></text:span><text:span text:style-name="_3c_pb_3e_"><text:span text:style-name="T3"> facs=faceties_001-III-F-019/Cote_III-F-019_Page2</text:span></text:span><text:span text:style-name="_3c_pb_3e_"><text:span text:style-name="T4">5</text:span></text:span><text:span text:style-name="_3c_pb_3e_"><text:span text:style-name="T3">_Image1.jpg]</text:span></text:span></text:p>
      <text:p text:style-name="P2">Si hault et si cler ie me vante</text:p>
      <text:p text:style-name="P2">Que vous direz ce la me plaist »</text:p>
      <text:p text:style-name="_3c_speaker_3e_">Lacteur</text:p>
      <text:p text:style-name="_3c_l_3e_"><text:span text:style-name="Police_20_par_20_défaut"><text:span text:style-name="T3">Lors le varlet voyant cecy</text:span></text:span></text:p>
      <text:p text:style-name="P2">Fut content de ceste gageure</text:p>
      <text:p text:style-name="P2">Et pensa a luy mesme ainsy</text:p>
      <text:p text:style-name="P2">Quil attendroit ceste aduenture</text:p>
      <text:p text:style-name="P2">Et sil chantoit bien dauenture</text:p>
      <text:p text:style-name="P2">Il luy diroit pour tous bebas</text:p>
      <text:p text:style-name="P2">Quil payast lescot bonne alleure</text:p>
      <text:p text:style-name="P2">Car son chant ne luy plaisoit pas</text:p>
      <text:p text:style-name="P2">£</text:p>
      <text:p text:style-name="P2">Lacord fut dit lacord fut fait</text:p>
      <text:p text:style-name="P2">Deuant tous non pas en derriere</text:p>
      <text:p text:style-name="P2">Lors le gallant tira de fait</text:p>
      <text:p text:style-name="P2">De dedens sa gibeciere</text:p>
      <text:p text:style-name="P2">Une bource dargent legiere</text:p>
      <text:p text:style-name="P2"><text:soft-page-break/>Qui estoit plaine de mereaulx</text:p>
      <text:p text:style-name="P2">Et chanta par bonne maniere</text:p>
      <text:p text:style-name="P2">Haultement ses motz nouueaulx</text:p>
      <text:p text:style-name="P2">£</text:p>
      <text:p text:style-name="P2">De sa bource dessus la table</text:p>
      <text:p text:style-name="P2">Frappa affin que ie le note</text:p>
      <text:p text:style-name="P2">Et comme chose conuenable</text:p>
      <text:p text:style-name="P2">Chanta ainsy a haulte note</text:p>
      <text:p text:style-name="P2">« Il fault payer tõ hoste tõ hoste ton hoste »</text:p>
      <text:p text:style-name="P2">Tout au long chanta ce couplet</text:p>
      <text:p text:style-name="P2">Le varlet estant coste a coste</text:p>
      <text:p text:style-name="P2">Respondit « cela bien me plaist »</text:p>
      <text:p text:style-name="P2">£</text:p>
      <text:p text:style-name="P2">Touteffoys il natendoit pas</text:p>
      <text:p text:style-name="P2">Quil ne fut de lescot paye</text:p>
      <text:p text:style-name="P2">Parquoy il failloit sur ce pas</text:p>
      <text:p text:style-name="P2">De son sens il fut desuoye</text:p>
      <text:p text:style-name="P2">Et deuant tous fut notifie</text:p>
      <text:p text:style-name="P2">Quil estoit gentil compaignon</text:p>
      <text:p text:style-name="P2">Et quil auoit par son traicte</text:p>
      <text:p text:style-name="P2">Bien disne pour vne chanson</text:p>
      <text:p text:style-name="_3c_l_3e_"><text:span text:style-name="_3c_pb_3e_"><text:span text:style-name="T2">[pb n= f. c2</text:span></text:span><text:span text:style-name="_3c_pb_3e_"><text:span text:style-name="T11">v</text:span></text:span><text:span text:style-name="_3c_pb_3e_"><text:span text:style-name="T2"> facs=faceties_001-III-F-019/Cote_III-F-019_Page2</text:span></text:span><text:span text:style-name="_3c_pb_3e_"><text:span text:style-name="T9">6</text:span></text:span><text:span text:style-name="_3c_pb_3e_"><text:span text:style-name="T2">_Image1.jpg]</text:span></text:span></text:p>
      <text:p text:style-name="P2">Cest bien disne quant on eschappe</text:p>
      <text:p text:style-name="P2">Sans debourcer pas vng denier</text:p>
      <text:p text:style-name="P2">Et dire a dieu au tauernier</text:p>
      <text:p text:style-name="P2">En torchant son nez a la nappe</text:p>
      <text:p text:style-name="titre1">La repeue<text:line-break/>du peletier</text:p>
      <text:p text:style-name="_3c_l_3e_"><text:span text:style-name="Police_20_par_20_défaut"><text:span text:style-name="T3">Ung iour aduint qun peletier</text:span></text:span></text:p>
      <text:p text:style-name="P2">Espousa vne belle femme</text:p>
      <text:p text:style-name="P2">Qui appetoit le bas mestier</text:p>
      <text:p text:style-name="P2">En faisant recorder sa game</text:p>
      <text:p text:style-name="P2">Ce peletier sans penser blasme</text:p>
      <text:p text:style-name="P2">Ne sen soucioit qun petit.</text:p>
      <text:p text:style-name="P2">Mieulx aymoit de vin vne drame</text:p>
      <text:p text:style-name="P2">Que coucher dedens vng beau lit</text:p>
      <text:p text:style-name="P2">Ung cure voyant cest affaire</text:p>
      <text:p text:style-name="P2">De la femme fut amoureux</text:p>
      <text:p text:style-name="P2">Et pensa qua son presbitaire</text:p>
      <text:p text:style-name="P2">Il meneroit ce maistre gueux</text:p>
      <text:p text:style-name="P2">Il sen vint a luy tout ioyeux</text:p>
      <text:p text:style-name="P2">A celle fin de le tromper</text:p>
      <text:p text:style-name="P2">En disant « mon voisin ie veulx</text:p>
      <text:p text:style-name="P2">Vous donner ennuyt a soupper »</text:p>
      <text:p text:style-name="P2">£</text:p>
      <text:p text:style-name="P2">Le pelletier en fut content</text:p>
      <text:p text:style-name="P2">Car il ne vouloit que repaistre</text:p>
      <text:p text:style-name="P2">Et alla tout incontinent</text:p>
      <text:p text:style-name="P2">Faire grant chiere auec le prestre</text:p>
      <text:p text:style-name="P2"><text:soft-page-break/>Qui luy ioua dun tour de maistre</text:p>
      <text:p text:style-name="P2">Disant « ma robe est deffourree</text:p>
      <text:p text:style-name="P2">Il vous y conuient la main mettre</text:p>
      <text:p text:style-name="P2">Affin quelle soit refourree »</text:p>
      <text:p text:style-name="P2">£</text:p>
      <text:p text:style-name="P2">« Et bien <text:span text:style-name="_3c_exquote_3e_"><text:span text:style-name="T23">(</text:span></text:span>se dist le pelletier<text:span text:style-name="_3c_exquote_3e_"><text:span text:style-name="T23">)</text:span></text:span></text:p>
      <text:p text:style-name="P2">Monseigneur ien suis bien content</text:p>
      <text:p text:style-name="P2">Mais que vous men vueilles payer</text:p>
      <text:p text:style-name="P2">Je suis tout vostre seurement »</text:p>
      <text:p text:style-name="P2">Ilz firent leur appointement</text:p>
      <text:p text:style-name="P2">Quil auroit pour tout inuentoire</text:p>
      <text:p text:style-name="_3c_l_3e_"><text:span text:style-name="_3c_pb_3e_"><text:span text:style-name="T2">[pb n= f. c</text:span></text:span><text:span text:style-name="_3c_pb_3e_"><text:span text:style-name="T11">3r</text:span></text:span><text:span text:style-name="_3c_pb_3e_"><text:span text:style-name="T2"> facs=faceties_001-III-F-019/Cote_III-F-019_Page2</text:span></text:span><text:span text:style-name="_3c_pb_3e_"><text:span text:style-name="T9">7</text:span></text:span><text:span text:style-name="_3c_pb_3e_"><text:span text:style-name="T2">_Image1.jpg]</text:span></text:span></text:p>
      <text:p text:style-name="P2">Dix soubz tournois entierement</text:p>
      <text:p text:style-name="P2">Et du vin largement pour boyre</text:p>
      <text:p text:style-name="P2">£</text:p>
      <text:p text:style-name="P2">Pourueu quil la despecheroit</text:p>
      <text:p text:style-name="P2">Car il luy estoit necessaire</text:p>
      <text:p text:style-name="P2">Et que toute nuyt veilleroit</text:p>
      <text:p text:style-name="P2">Auec son clerc au presbitaire</text:p>
      <text:p text:style-name="P2">Il fut content de cest affaire</text:p>
      <text:p text:style-name="P2">Mais le cure les enferma</text:p>
      <text:p text:style-name="P2">Soubz la clef sans grant noyse faire</text:p>
      <text:p text:style-name="P2">Puis hors la maison sen alla</text:p>
      <text:p text:style-name="P2">£</text:p>
      <text:p text:style-name="P2">Le cure vint en la maison</text:p>
      <text:p text:style-name="P2">Du pelletier par ses sornettes</text:p>
      <text:p text:style-name="P2">Et trouua si bonne achoison</text:p>
      <text:p text:style-name="P2">Quil fist tresbien ses besongnettes</text:p>
      <text:p text:style-name="P2">Ilz firent cent mille chosettes</text:p>
      <text:p text:style-name="P2">Car ainsy comme il me semble</text:p>
      <text:p text:style-name="P2">£</text:p>
      <text:p text:style-name="P2">Ce fourreur pour la repeue franche</text:p>
      <text:p text:style-name="P2">Fut fait coqu bien fermement</text:p>
      <text:p text:style-name="P2">Et luy chargea la dame blanche</text:p>
      <text:p text:style-name="P2">Quil luy retournast hardiment</text:p>
      <text:p text:style-name="P2">Et que par son sainct sacrement</text:p>
      <text:p text:style-name="P2">Jamais nul iour ne loublira</text:p>
      <text:p text:style-name="P2">Mais luy fera hebergement</text:p>
      <text:p text:style-name="P2">Toutes les foys quil luy plaira</text:p>
      <text:p text:style-name="P2">£</text:p>
      <text:p text:style-name="P2">Et pourtant donne soy de garde</text:p>
      <text:p text:style-name="P2">Chascun qui aura belle femme</text:p>
      <text:p text:style-name="P2">Quon ne luy ioue de telle aubade</text:p>
      <text:p text:style-name="P2">Pour la repeue cest grant diffame</text:p>
      <text:p text:style-name="P2">Quant il est sceu ce nest que blasme</text:p>
      <text:p text:style-name="P2">Et reproche au temps aduenir</text:p>
      <text:p text:style-name="P2">Dela des repeues la grant gaigne</text:p>
      <text:p text:style-name="P2">Pourtant ayes en souuenir</text:p>
      <text:p text:style-name="titre1"><text:span text:style-name="Police_20_par_20_défaut">La repeue franche des<text:line-break/></text:span><text:soft-page-break/><text:span text:style-name="Police_20_par_20_défaut">gallans sans soucy</text:span></text:p>
      <text:p text:style-name="_3c_l_3e_"><text:span text:style-name="_3c_pb_3e_"><text:span text:style-name="T2">[pb n= f. c3</text:span></text:span><text:span text:style-name="_3c_pb_3e_"><text:span text:style-name="T11">v</text:span></text:span><text:span text:style-name="_3c_pb_3e_"><text:span text:style-name="T2"> facs=faceties_001-III-F-019/Cote_III-F-019_Page2</text:span></text:span><text:span text:style-name="_3c_pb_3e_"><text:span text:style-name="T9">8</text:span></text:span><text:span text:style-name="_3c_pb_3e_"><text:span text:style-name="T2">_Image1.jpg]</text:span></text:span></text:p>
      <text:p text:style-name="P3">Vne assemblee de compaignons</text:p>
      <text:p text:style-name="P3">Nommez les gallans sans soucy</text:p>
      <text:p text:style-name="P3">Se trouuerent entre deux pons</text:p>
      <text:p text:style-name="P3">Pres le palais il est ainsi</text:p>
      <text:p text:style-name="P3">Dautres y en auoit aussy</text:p>
      <text:p text:style-name="P3">Qui aymoient bien besongne faicte</text:p>
      <text:p text:style-name="P3">Et estoient de franct cueur transsys</text:p>
      <text:p text:style-name="P3">Alabbe de saincte souffrette</text:p>
      <text:p text:style-name="P2">£</text:p>
      <text:p text:style-name="P3">Ses mygnons ainsi assembles</text:p>
      <text:p text:style-name="P3">Ne demanderent que repos</text:p>
      <text:p text:style-name="P3">Dargent ilz nestoient pas comblez</text:p>
      <text:p text:style-name="P3">Nonpourtant ne faillirent pas</text:p>
      <text:p text:style-name="_3c_l_3e_"><text:span text:style-name="Police_20_par_20_défaut"><text:span text:style-name="T3">Ilz se bo</text:span></text:span><text:span text:style-name="typo_5f_orig"><text:span text:style-name="T14">n</text:span></text:span><text:span text:style-name="typo_5f_reg"><text:span text:style-name="T14">u</text:span></text:span><text:span text:style-name="Police_20_par_20_défaut"><text:span text:style-name="T3">terent cest le cas</text:span></text:span></text:p>
      <text:p text:style-name="_3c_l_3e_"><text:span text:style-name="Police_20_par_20_défaut"><text:span text:style-name="T3">A </text:span></text:span><text:span text:style-name="typo_5f_orig"><text:span text:style-name="T14">s</text:span></text:span><text:span text:style-name="typo_5f_reg"><text:span text:style-name="T14">l</text:span></text:span><text:span text:style-name="Police_20_par_20_défaut"><text:span text:style-name="T3">enseigne du plat destain</text:span></text:span></text:p>
      <text:p text:style-name="P3">Ou ilz repeurent par compas</text:p>
      <text:p text:style-name="P3">Car ilz en auoient bien besoing</text:p>
      <text:p text:style-name="P2">£</text:p>
      <text:p text:style-name="P3">Quant ce vint a lescot compter</text:p>
      <text:p text:style-name="P3">Je croy que nul ne sen courrouce</text:p>
      <text:p text:style-name="P3">Mais le beau ieu est au payer</text:p>
      <text:p text:style-name="P3">Quant il ny a denier en bource</text:p>
      <text:p text:style-name="P3">Nul deulx nauoit chiere rebourcee</text:p>
      <text:p text:style-name="P3">« Pour de lescot venir au bout</text:p>
      <text:p text:style-name="_3c_l_3e_"><text:span text:style-name="Police_20_par_20_défaut"><text:span text:style-name="T3">Dist vng gallant de plaine sourc</text:span></text:span><text:span text:style-name="typo_5f_orig"><text:span text:style-name="T14">t</text:span></text:span><text:span text:style-name="typo_5f_reg"><text:span text:style-name="T14">e</text:span></text:span><text:span text:style-name="Police_20_par_20_défaut"><text:span text:style-name="T3">e</text:span></text:span></text:p>
      <text:p text:style-name="P3">In nen fault qun pour payer tout »</text:p>
      <text:p text:style-name="P2">£</text:p>
      <text:p text:style-name="P3">Ilz appointerent tous ensemble</text:p>
      <text:p text:style-name="P3">Que lun diceux on benderoit</text:p>
      <text:p text:style-name="P3">Par ainsi scelon quil me semble</text:p>
      <text:p text:style-name="_3c_l_3e_"><text:span text:style-name="Police_20_par_20_défaut"><text:span text:style-name="T3">Le premier </text:span></text:span><text:span text:style-name="T2">q̃</text:span><text:span text:style-name="Police_20_par_20_défaut"><text:span text:style-name="T3">l empoigneroit</text:span></text:span></text:p>
      <text:p text:style-name="P3">Estoit dit que lescot payeroit</text:p>
      <text:p text:style-name="P3">Mais ilz en eurent grant discort</text:p>
      <text:p text:style-name="P3">Chascun bande estre vouloit</text:p>
      <text:p text:style-name="P3">Dont ne peurent estre dacord</text:p>
      <text:p text:style-name="P2">£</text:p>
      <text:p text:style-name="P3">Le varlet voyant ses debas</text:p>
      <text:p text:style-name="P3">Leur dist nul de vous ne sesmoye</text:p>
      <text:p text:style-name="_3c_l_3e_"><text:span text:style-name="_3c_pb_3e_"><text:span text:style-name="T3">[pb n= f. c</text:span></text:span><text:span text:style-name="_3c_pb_3e_"><text:span text:style-name="T6">4r</text:span></text:span><text:span text:style-name="_3c_pb_3e_"><text:span text:style-name="T3"> facs=faceties_001-III-F-019/Cote_III-F-019_Page2</text:span></text:span><text:span text:style-name="_3c_pb_3e_"><text:span text:style-name="T4">9</text:span></text:span><text:span text:style-name="_3c_pb_3e_"><text:span text:style-name="T3">_Image1.jpg]</text:span></text:span></text:p>
      <text:p text:style-name="P3">Je suis content que par compas</text:p>
      <text:p text:style-name="P3">Tout maintenant bande ie soye</text:p>
      <text:p text:style-name="_3c_l_3e_"><text:span text:style-name="Police_20_par_20_défaut"><text:span text:style-name="T3">Les gallans en eurent grant ioye</text:span></text:span></text:p>
      <text:p text:style-name="P3">Et le banderent en ce lieu</text:p>
      <text:p text:style-name="P3">Puis chascun deux si print la voye</text:p>
      <text:p text:style-name="P3">Pour sen aller sans dire a dieu</text:p>
      <text:p text:style-name="P2">£</text:p>
      <text:p text:style-name="P3">Ce varlet qui estoit bande</text:p>
      <text:p text:style-name="P3"><text:soft-page-break/>Tournoyoit parmy la maison</text:p>
      <text:p text:style-name="P3">Il fut de lescot prebende</text:p>
      <text:p text:style-name="P3">Par ceste subtille choyson</text:p>
      <text:p text:style-name="P3">Affin dauoir prouision</text:p>
      <text:p text:style-name="P3">De lescot loste monte en hault</text:p>
      <text:p text:style-name="P3">Quant il veit ceste inuention</text:p>
      <text:p text:style-name="P3">A peu que le cueur ne luy fault</text:p>
      <text:p text:style-name="P3">En montant loste fut happe</text:p>
      <text:p text:style-name="P3">Par son varlet sans dire mot</text:p>
      <text:p text:style-name="P3">Disant « ie vous ay attrappe</text:p>
      <text:p text:style-name="P3">Il faut que vous payes lescot</text:p>
      <text:p text:style-name="P3">Ou que vous laissez la robe »</text:p>
      <text:p text:style-name="P3">De quoy il ne fut pas ioyeulx</text:p>
      <text:p text:style-name="P3">Cuidant quil fut mathelineulx</text:p>
      <text:p text:style-name="P2">£</text:p>
      <text:p text:style-name="P3">Quant le varlet se desbanda</text:p>
      <text:p text:style-name="P3">La tromperie peult congnoistre</text:p>
      <text:p text:style-name="P3">Fut estonne quant regarda</text:p>
      <text:p text:style-name="P3">Et veit bien que cestoit son maistre</text:p>
      <text:p text:style-name="P3">Pensez quil en eut belle lettre</text:p>
      <text:p text:style-name="P3">Car ilz parla lors a baston</text:p>
      <text:p text:style-name="P3">Et pour sa peine sans riens mettre</text:p>
      <text:p text:style-name="P3">Il eust quattre coups de baston</text:p>
      <text:p text:style-name="P3">£</text:p>
      <text:p text:style-name="P3">Ainsy furent sans rien payer</text:p>
      <text:p text:style-name="P3">Les poures gallans deliurez</text:p>
      <text:p text:style-name="P3">De la maison du tauernier</text:p>
      <text:p text:style-name="P3">Ou ilz cestoient pres que enyurez</text:p>
      <text:p text:style-name="P3">Des vins quon leur auoit liurez</text:p>
      <text:p text:style-name="P3">Pour boyre a plain gobelet</text:p>
      <text:p text:style-name="P3">Que paya le poure varlet</text:p>
      <text:p text:style-name="_3c_l_3e_"><text:span text:style-name="_3c_pb_3e_"><text:span text:style-name="T3">[pb n= f. c4</text:span></text:span><text:span text:style-name="_3c_pb_3e_"><text:span text:style-name="T6">v</text:span></text:span><text:span text:style-name="_3c_pb_3e_"><text:span text:style-name="T3"> facs=faceties_001-III-F-019/Cote_III-F-019_Page30_Image1.jpg]</text:span></text:span></text:p>
      <text:p text:style-name="P3">Et que se soit vray certain</text:p>
      <text:p text:style-name="P3">Ainsy que mont dit cinq ou six</text:p>
      <text:p text:style-name="P3">Le cas aduint au plau destain</text:p>
      <text:p text:style-name="P3">Pres saint pierre des arsis</text:p>
      <text:p text:style-name="_3c_l_3e_"><text:span text:style-name="Police_20_par_20_défaut"><text:span text:style-name="T3">Bien eschoit vng grant mercys</text:span></text:span></text:p>
      <text:p text:style-name="P3">A tout le moins pour ce repas</text:p>
      <text:p text:style-name="P3">Et si ne le payerent pas</text:p>
      <text:p text:style-name="P2">£</text:p>
      <text:p text:style-name="P3">Aussy fut si bien aueugle</text:p>
      <text:p text:style-name="P3">Le poure varlet maleureux</text:p>
      <text:p text:style-name="P3">Quil fut de tout lescot sengle</text:p>
      <text:p text:style-name="P3">Et faillut quil payast pour eulx</text:p>
      <text:p text:style-name="P3">Et sen allerent tous ioyeulx</text:p>
      <text:p text:style-name="P3">Les mygnons torchant leur visaige</text:p>
      <text:p text:style-name="P3">Qui auoient disne dauantaige</text:p>
      <text:p text:style-name="P3">£</text:p>
      <text:p text:style-name="P3">Pour passer temps ioyeusement</text:p>
      <text:p text:style-name="P3">Racompter vueil vne repeue</text:p>
      <text:p text:style-name="P3"><text:soft-page-break/>Qui fut faicte subtillement</text:p>
      <text:p text:style-name="P3">Pres montfaucon cest chose seue</text:p>
      <text:p text:style-name="P3">Et diray la desconuenue</text:p>
      <text:p text:style-name="P3">Quil aduint a de fins ouuriers</text:p>
      <text:p text:style-name="P3">Aussy y sera ramentue</text:p>
      <text:p text:style-name="_3c_l_3e_"><text:span text:style-name="Police_20_par_20_défaut"><text:span text:style-name="T3">La finesse des escolliers</text:span></text:span></text:p>
      <text:p text:style-name="P2">£</text:p>
      <text:p text:style-name="P3">Quant compaignons sont desbauchez</text:p>
      <text:p text:style-name="P3">Ilz ne serchent que compaignie</text:p>
      <text:p text:style-name="P3">Plusieurs ont les vins vendengez</text:p>
      <text:p text:style-name="P3">Et beuz quasi iusque a la lye</text:p>
      <text:p text:style-name="P3">Or aduint que grande mesgnye</text:p>
      <text:p text:style-name="P3">De compaignons sentrecontrerent</text:p>
      <text:p text:style-name="P3">Et sans trouuer la saison chiere</text:p>
      <text:p text:style-name="P3">Chascun deulx se resiouysoit</text:p>
      <text:p text:style-name="P3">Disans bons motz faisans grant chiere</text:p>
      <text:p text:style-name="P3">Par ce point le temps se passoit</text:p>
      <text:p text:style-name="P3">Mais lun diceulx promis auoit</text:p>
      <text:p text:style-name="P3">A coucher auec vne garce</text:p>
      <text:p text:style-name="_3c_l_3e_"><text:span text:style-name="_3c_pb_3e_"><text:span text:style-name="T3">[pb n= f. c</text:span></text:span><text:span text:style-name="_3c_pb_3e_"><text:span text:style-name="T6">5r</text:span></text:span><text:span text:style-name="_3c_pb_3e_"><text:span text:style-name="T3"> facs=faceties_001-III-F-019/Cote_III-F-019_Page31_Image1.jpg]</text:span></text:span></text:p>
      <text:p text:style-name="P3">Et aux autres le racomptoit</text:p>
      <text:p text:style-name="P3">Par ieu en maniere de farce</text:p>
      <text:p text:style-name="P2">£</text:p>
      <text:p text:style-name="P3">Tant parlerent du bas mestier</text:p>
      <text:p text:style-name="P3">Quil fut conclu par leur facon</text:p>
      <text:p text:style-name="P3">Quilz yroient ce soir la coucher</text:p>
      <text:p text:style-name="P3">Pres le gibet de montfaucon</text:p>
      <text:p text:style-name="P3">Et auroient pour prouision</text:p>
      <text:p text:style-name="P3">Ung paste de facon subtille</text:p>
      <text:p text:style-name="P3">Et merroient en conclusion</text:p>
      <text:p text:style-name="P3">Auec eulx chascun vne fille</text:p>
      <text:p text:style-name="P3">£</text:p>
      <text:p text:style-name="P3">Cest paste ie vous en respons</text:p>
      <text:p text:style-name="P3">Fut fait sans demander quil couste</text:p>
      <text:p text:style-name="P3">Car il y auoit six chappons</text:p>
      <text:p text:style-name="P3">Sans la chair que point ie ny bout</text:p>
      <text:p text:style-name="P3">On y eut bien tourne le coute</text:p>
      <text:p text:style-name="P3">Tant estoit grant point nen doubtez</text:p>
      <text:p text:style-name="P3">Le prince des sotz et sa route</text:p>
      <text:p text:style-name="P3">En eussent bien este souppez</text:p>
      <text:p text:style-name="P3">£</text:p>
      <text:p text:style-name="P3">Deux escoliers voyans le cas</text:p>
      <text:p text:style-name="P3">Qui ne scayuent rien de tromper</text:p>
      <text:p text:style-name="P3">Sans prendre conseil dauocas</text:p>
      <text:p text:style-name="P3">Ilz si voulurent occuper</text:p>
      <text:p text:style-name="P3">Pensant a eulx comme attraper</text:p>
      <text:p text:style-name="P3">Les pourroient destoc ou de hanche</text:p>
      <text:p text:style-name="P3">Car ilz vouloient ce soyr soupper</text:p>
      <text:p text:style-name="P3">Et auoir vne repeue franche</text:p>
      <text:p text:style-name="P3">£</text:p>
      <text:p text:style-name="P3"><text:soft-page-break/>Sans aller parler au deuin</text:p>
      <text:p text:style-name="P3">Lun print ce paste de facon</text:p>
      <text:p text:style-name="P3">Lautre empongna vng broc de vin</text:p>
      <text:p text:style-name="P3">Du pain assez selon raison</text:p>
      <text:p text:style-name="P3">Et allerent vers monfaucon</text:p>
      <text:p text:style-name="P3">Ou estoit toute lassemblee</text:p>
      <text:p text:style-name="P3">Filles y auoit a foyson</text:p>
      <text:p text:style-name="P3">Faisans chiere desmesuree</text:p>
      <text:p text:style-name="_3c_l_3e_"><text:span text:style-name="_3c_pb_3e_"><text:span text:style-name="T3">[pb n= f. c5</text:span></text:span><text:span text:style-name="_3c_pb_3e_"><text:span text:style-name="T6">v</text:span></text:span><text:span text:style-name="_3c_pb_3e_"><text:span text:style-name="T3"> facs=faceties_001-III-F-019/Cote_III-F-019_Page32_Image1.jpg]</text:span></text:span></text:p>
      <text:p text:style-name="P3">Aussy iuste comme lorloge</text:p>
      <text:p text:style-name="P3">Par deuis et bonne maniere</text:p>
      <text:p text:style-name="P3">Ilz entrerent dedens leur loge</text:p>
      <text:p text:style-name="P3">Esperant de faire grant chiere</text:p>
      <text:p text:style-name="P3">Et tastoient deuant et derriere</text:p>
      <text:p text:style-name="P3">Ses poures filles hault et bas</text:p>
      <text:p text:style-name="P2">£</text:p>
      <text:p text:style-name="P3">Les escoliers sans nulles fables</text:p>
      <text:p text:style-name="P3">Voyant ceste desconuenue</text:p>
      <text:p text:style-name="P3">Vestirent des abbis de dyables</text:p>
      <text:p text:style-name="P3">Et vindrent la sans attendue</text:p>
      <text:p text:style-name="P3">Lun vng croc lautre vne massue</text:p>
      <text:p text:style-name="P3">Pour auoyr la franche repeue</text:p>
      <text:p text:style-name="P3">Vindrent assaillir les gallans</text:p>
      <text:p text:style-name="P3">£</text:p>
      <text:p text:style-name="P3">Disant « a mort a mort a mort</text:p>
      <text:p text:style-name="P3">Prenez ses chaines de fer</text:p>
      <text:p text:style-name="P3">Ribaulx putains par desconfort</text:p>
      <text:p text:style-name="P3">Et les admenez en enfer</text:p>
      <text:p text:style-name="P3">Mis seront auec lucifer</text:p>
      <text:p text:style-name="P3">Au plus parfont de la chaudiere</text:p>
      <text:p text:style-name="P3">Et puis pour mieulx les eschauffer</text:p>
      <text:p text:style-name="_3c_l_3e_"><text:span text:style-name="Police_20_par_20_défaut"><text:span text:style-name="T3">Gettez seront en la riuiere »</text:span></text:span></text:p>
      <text:p text:style-name="P2">£</text:p>
      <text:p text:style-name="P3">Lun des gallans pour abreger</text:p>
      <text:p text:style-name="P3">Respondit « ma vie est finee</text:p>
      <text:p text:style-name="P3">En enfer me fault heberger</text:p>
      <text:p text:style-name="P3">Decy ma derniere iournee</text:p>
      <text:p text:style-name="P3">Or suis ie bien ame damnee</text:p>
      <text:p text:style-name="P3">Nostre peche nous a attains</text:p>
      <text:p text:style-name="P3">Car nous yrons sans demeuree</text:p>
      <text:p text:style-name="P3">En enfer auec ses putains »</text:p>
      <text:p text:style-name="P3">£</text:p>
      <text:p text:style-name="P3">Se vous les eussies veu fouyr</text:p>
      <text:p text:style-name="P3">Jamais ne vites plus beau ieu</text:p>
      <text:p text:style-name="P3">Lun amont lautre aual courir</text:p>
      <text:p text:style-name="P3">Chascun deulx ne pensoit que a dieu</text:p>
      <text:p text:style-name="P3">Ilz sen fouyrent de ce lieu</text:p>
      <text:p text:style-name="_3c_l_3e_"><text:span text:style-name="_3c_pb_3e_"><text:span text:style-name="T3">[pb n= f. c</text:span></text:span><text:span text:style-name="_3c_pb_3e_"><text:span text:style-name="T6">6r</text:span></text:span><text:span text:style-name="_3c_pb_3e_"><text:span text:style-name="T3"> facs=faceties_001-III-F-019/Cote_III-F-019_Page33_Image1.jpg]</text:span></text:span></text:p>
      <text:p text:style-name="P3">Et laisserent pain vin viande</text:p>
      <text:p text:style-name="P3">Criant saint iehan et saint mathieu</text:p>
      <text:p text:style-name="P3"><text:soft-page-break/>A qui ilz faisoient leur offrende</text:p>
      <text:p text:style-name="P2">£</text:p>
      <text:p text:style-name="P3">Les escoliers voyans cecy</text:p>
      <text:p text:style-name="P3">Nonobstant leur abbit de dyable</text:p>
      <text:p text:style-name="P3">Furent alors hors de soucy</text:p>
      <text:p text:style-name="P3">Et sassirent trestous a table</text:p>
      <text:p text:style-name="P3">Et dieu scet silz firent la galle</text:p>
      <text:p text:style-name="P3">Entour le vin et le paste</text:p>
      <text:p text:style-name="P3">Et repeurent pour fin finalle</text:p>
      <text:p text:style-name="P3">De ce qui estoit apreste</text:p>
      <text:p text:style-name="P3">£</text:p>
      <text:p text:style-name="P3">Cest bien trompe qui rien ne paye</text:p>
      <text:p text:style-name="P3">Et qui peut viure dauantaige</text:p>
      <text:p text:style-name="P3">Sans debourcer or ne monnoye</text:p>
      <text:p text:style-name="P3">En vsant de ioyeux langaige</text:p>
      <text:p text:style-name="P3">Ses escoliers de bon couraige</text:p>
      <text:p text:style-name="P3">Passerent temps ioyeusement</text:p>
      <text:p text:style-name="P3">Sans bailler ny argent ne gaige</text:p>
      <text:p text:style-name="P3">Et si repeurent franchement</text:p>
      <text:p text:style-name="P2">£</text:p>
      <text:p text:style-name="P3">(D)Se vous voulez suyuir lescole</text:p>
      <text:p text:style-name="P3">De ceulx qui viuent franchement</text:p>
      <text:p text:style-name="P3">Lisez en cestuy protocole</text:p>
      <text:p text:style-name="P3">Et voyez la facon comment</text:p>
      <text:p text:style-name="P3">Mettez y vostre entendement</text:p>
      <text:p text:style-name="P3">A faire comment il faisoient</text:p>
      <text:p text:style-name="P3">Et sil ny a empechement</text:p>
      <text:p text:style-name="P3">Vous viures comment ilz viuoyent</text:p>
      <text:p text:style-name="P2">£</text:p>
      <text:p text:style-name="_3c_l_3e_"><text:span text:style-name="Police_20_par_20_défaut"><text:span text:style-name="T3">Cy finist le liure des repeues franchez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Cambria1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Pastel_20_Dream" draw:display-name="Pastel Dream" draw:style="rectangular" draw:cx="50%" draw:cy="50%" draw:start-color="#ffd7d7" draw:end-color="#b4c7dc" draw:start-intensity="100%" draw:end-intensity="100%" draw:angle="450" draw:border="0%"/>
    <draw:hatch draw:name="Red_20_Crossed_20_45_20_Degrees" draw:display-name="Red Crossed 45 Degrees" draw:style="double" draw:color="#800000" draw:distance="0.076cm" draw:rotation="45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loext:graphic-properties draw:fill="solid" draw:fill-color="#cfe7f5"/>
      <style:paragraph-properties fo:margin-top="0.423cm" fo:margin-bottom="0.212cm" loext:contextual-spacing="false" fo:background-color="#cfe7f5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_3c_l_3e_" style:display-name="&lt;l&gt;" style:family="paragraph" style:parent-style-name="Normal">
      <loext:graphic-properties draw:fill="none" draw:fill-color="#cfe7f5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 style:border-line-width-left="0.004cm 0.004cm 0.004cm" fo:padding-left="0.199cm" fo:padding-right="0.199cm" fo:padding-top="0.101cm" fo:padding-bottom="0.101cm" fo:border-left="0.31pt double #ff8000" fo:border-right="none" fo:border-top="none" fo:border-bottom="none" style:shadow="none">
        <style:tab-stops/>
      </style:paragraph-properties>
      <style:text-properties style:font-name="Times New Roman" fo:font-family="'Times New Roman'" style:font-family-generic="roman" style:font-pitch="variable" fo:font-size="12pt" style:font-size-asian="12pt" fo:hyphenate="false" fo:hyphenation-remain-char-count="2" fo:hyphenation-push-char-count="2"/>
    </style:style>
    <style:style style:name="_3c_term_3e_" style:display-name="&lt;term&gt;" style:family="paragraph" style:parent-style-name="Standard">
      <loext:graphic-properties draw:fill="solid" draw:fill-color="#dddddd" draw:opacity="100%"/>
      <style:paragraph-properties fo:hyphenation-ladder-count="no-limit" fo:background-color="#dddddd" fo:padding="0cm" fo:border="0.26pt solid #000000" style:shadow="none"/>
      <style:text-properties style:font-name="Arial Unicode MS" fo:font-family="'Arial Unicode MS'" style:font-family-generic="swiss" style:font-pitch="variable" fo:hyphenate="false" fo:hyphenation-remain-char-count="2" fo:hyphenation-push-char-count="2"/>
    </style:style>
    <style:style style:name="front_5f_main" style:display-name="front_main" style:family="paragraph" style:parent-style-name="Text_20_body">
      <loext:graphic-properties draw:fill="none" draw:fill-color="#9999ff"/>
      <style:paragraph-properties fo:text-align="center" style:justify-single-word="false" fo:hyphenation-ladder-count="no-limit" fo:background-color="transparent" style:border-line-width="0.053cm 0.004cm 0.026cm" fo:padding="0.101cm" fo:border="2.35pt double #ff0000"/>
      <style:text-properties fo:color="#ff0000" fo:font-size="32pt" fo:font-weight="bold" fo:background-color="transparent" style:font-size-asian="32pt" style:font-size-complex="32pt" fo:hyphenate="false" fo:hyphenation-remain-char-count="2" fo:hyphenation-push-char-count="2"/>
    </style:style>
    <style:style style:name="_3c_figure_3e_" style:display-name="&lt;figure&gt;" style:family="paragraph" style:parent-style-name="Normal">
      <style:paragraph-properties fo:margin-top="0cm" fo:margin-bottom="0cm" loext:contextual-spacing="false" fo:line-height="100%" fo:text-align="center" style:justify-single-word="false" fo:hyphenation-ladder-count="no-limit"/>
      <style:text-properties fo:color="#3465a4" fo:hyphenate="false" fo:hyphenation-remain-char-count="2" fo:hyphenation-push-char-count="2"/>
    </style:style>
    <style:style style:name="front_5f_sub" style:display-name="front_sub" style:family="paragraph" style:parent-style-name="front_5f_main">
      <loext:graphic-properties draw:fill="none" draw:fill-color="#ffff99"/>
      <style:paragraph-properties fo:hyphenation-ladder-count="no-limit" fo:background-color="transparent" style:border-line-width="0.053cm 0.004cm 0.026cm" fo:padding="0.7cm" fo:border="2.35pt double #e16173"/>
      <style:text-properties fo:color="#e16173" fo:font-style="normal" fo:background-color="transparent" style:font-style-asian="italic" style:font-style-complex="italic" fo:hyphenate="false" fo:hyphenation-remain-char-count="2" fo:hyphenation-push-char-count="2"/>
    </style:style>
    <style:style style:name="_3c_speaker_3e_" style:display-name="&lt;speaker&gt;" style:family="paragraph" style:parent-style-name="Normal">
      <loext:graphic-properties draw:fill="none" draw:fill-color="#a1467e" draw:fill-gradient-name="Pastel_20_Dream" draw:fill-hatch-name="Red_20_Crossed_20_45_20_Degrees" draw:fill-hatch-solid="false"/>
      <style:paragraph-properties fo:margin-left="0.42cm" fo:margin-right="0cm" fo:margin-top="0cm" fo:margin-bottom="0cm" loext:contextual-spacing="false" fo:line-height="100%" fo:hyphenation-ladder-count="no-limit" fo:text-indent="-0.42cm" style:auto-text-indent="false" fo:background-color="transparent">
        <style:tab-stops/>
      </style:paragraph-properties>
      <style:text-properties fo:color="#55308d" style:text-outline="false" style:font-name="Times New Roman" fo:font-family="'Times New Roman'" style:font-family-generic="roman" style:font-pitch="variable" fo:font-size="12pt" fo:text-shadow="none" fo:font-weight="bold" style:text-blinking="false" style:font-size-asian="12pt" fo:hyphenate="false" fo:hyphenation-remain-char-count="2" fo:hyphenation-push-char-count="2"/>
    </style:style>
    <style:style style:name="Heading_20_2" style:display-name="Heading 2" style:family="paragraph" style:parent-style-name="Normal" style:next-style-name="Normal" style:auto-update="true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e16173" style:font-name="Cambria1" fo:font-family="Cambria" style:font-style-name="Gras" style:font-family-generic="roman" style:font-pitch="variable"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re1" style:family="paragraph">
      <loext:graphic-properties draw:fill="none" draw:fill-color="#bf0041"/>
      <style:paragraph-properties fo:background-color="transparent" style:border-line-width="0.018cm 0.004cm 0.018cm" fo:padding="0.101cm" fo:border="1.11pt double-thin #650953"/>
      <style:text-properties fo:color="#780373" fo:font-weight="bold" fo:background-color="transparent"/>
    </style:style>
    <style:style style:name="titre2" style:family="paragraph">
      <loext:graphic-properties draw:fill="none" draw:fill-color="#81d41a"/>
      <style:paragraph-properties fo:background-color="transparent" style:border-line-width="0.018cm 0.004cm 0.018cm" fo:padding="0.049cm" fo:border="1.11pt double-thin #00a933"/>
      <style:text-properties fo:color="#00a933" fo:font-weight="bold"/>
    </style:style>
    <style:style style:name="Police_20_par_20_défaut" style:display-name="Police par défaut" style:family="text"/>
    <style:style style:name="_3c_pb_3e_" style:display-name="&lt;pb&gt;" style:family="text" style:parent-style-name="Police_20_par_20_défaut">
      <style:text-properties style:font-name="Times New Roman" fo:font-family="'Times New Roman'" style:font-family-generic="roman" style:font-pitch="variable" fo:font-weight="bold" fo:background-color="#33ff99" style:font-weight-asian="bold" style:font-name-complex="Times New Roman" style:font-family-complex="'Times New Roman'" style:font-family-generic-complex="roman" style:font-pitch-complex="variable"/>
    </style:style>
    <style:style style:name="typo_5f_reg" style:display-name="typo_reg" style:family="text">
      <style:text-properties fo:color="#ff8000" fo:font-weight="bold" fo:background-color="#ff0000"/>
    </style:style>
    <style:style style:name="typo_5f_orig" style:display-name="typo_orig" style:family="text">
      <style:text-properties fo:color="#bf0041" fo:font-weight="bold" fo:background-color="#ffbf00"/>
    </style:style>
    <style:style style:name="dedicace" style:family="text"/>
    <style:style style:name="_3c_exquote_3e_" style:display-name="&lt;exquote&gt;" style:family="text">
      <style:text-properties fo:color="#f908de" fo:font-weight="bold" fo:background-color="transparent"/>
    </style:style>
    <style:style style:name="pied_5f_de_5f_mouche" style:display-name="pied_de_mouch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ne Bineau</meta:initial-creator>
    <meta:creation-date>2019-06-06T17:11:50.32</meta:creation-date>
    <dc:date>2019-06-21T14:55:56.901000000</dc:date>
    <meta:editing-duration>PT2H30M3S</meta:editing-duration>
    <meta:editing-cycles>21</meta:editing-cycles>
    <meta:generator>LibreOffice/6.0.6.2$Windows_X86_64 LibreOffice_project/0c292870b25a325b5ed35f6b45599d2ea4458e77</meta:generator>
    <meta:document-statistic meta:table-count="0" meta:image-count="0" meta:object-count="0" meta:page-count="26" meta:paragraph-count="1248" meta:word-count="6435" meta:character-count="35816" meta:non-whitespace-character-count="30629"/>
  </office:meta>
</office:document-meta>
</file>